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IN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ID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IN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LID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AIN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LID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ID</text:p>
          </table:table-cell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IN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ID</text:p>
          </table:table-cell>
          <table:table-cell office:value-type="float" office:value="0.899" calcext:value-type="float">
            <text:p>0.8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ST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IN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LID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AIN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ALID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EST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IN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LID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ST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RAIN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ALID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ST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AIN</text:p>
          </table:table-cell>
          <table:table-cell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LID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ST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RAIN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ALID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EST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AIN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ALID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EST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RAIN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ALID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ST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RAIN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ALID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ST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RAIN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ALID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ST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RAIN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ALID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EST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AIN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ALID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ST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RAIN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ALID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EST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RAIN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ALID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EST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AIN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ALID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EST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RAIN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ALID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EST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RAIN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ALID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ES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RAIN</text:p>
          </table:table-cell>
          <table:table-cell office:value-type="float" office:value="0.587" calcext:value-type="float">
            <text:p>0.5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ALID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ST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RAIN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ALID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EST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RAIN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ALID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EST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RAIN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ALID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ST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RAIN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ALID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ST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RAIN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ALID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EST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RAIN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ALID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EST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IN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ALID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EST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AIN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ALID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EST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RAIN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ALID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EST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RAIN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ALID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EST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RAIN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ALID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ST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RAIN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ALID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EST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RAIN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ALID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EST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RAIN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ALID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EST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AIN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ALID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EST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AIN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ALID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EST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RAIN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EST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RAIN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ALID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EST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RAIN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ALID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EST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RAIN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ALID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ST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RAIN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ST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RAIN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LID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EST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RAIN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ALID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ST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RAIN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VALID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ST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RAIN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ALID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EST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RAIN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ALID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EST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RAIN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ALID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EST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RAIN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ALID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EST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RAIN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ALID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EST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RAIN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VALID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ST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RAIN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VALID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EST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RAIN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ALID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EST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RAIN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VALID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EST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RAIN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ALID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EST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RAIN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VALID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ST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AIN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VALID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EST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RAIN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ALID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EST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RAIN</text:p>
          </table:table-cell>
          <table:table-cell office:value-type="float" office:value="0.474" calcext:value-type="float">
            <text:p>0.4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VALID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RAIN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VALID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EST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RAIN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VALID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EST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RAIN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VALID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ST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RAIN</text:p>
          </table:table-cell>
          <table:table-cell office:value-type="float" office:value="0.473" calcext:value-type="float">
            <text:p>0.47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EST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RAIN</text:p>
          </table:table-cell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ALID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EST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RAIN</text:p>
          </table:table-cell>
          <table:table-cell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ALID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EST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RAIN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VALID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EST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RAIN</text:p>
          </table:table-cell>
          <table:table-cell office:value-type="float" office:value="0.461" calcext:value-type="float">
            <text:p>0.46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ALID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EST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RAIN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VALID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EST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RAIN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ALID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EST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RAIN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VALID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EST</text:p>
          </table:table-cell>
          <table:table-cell office:value-type="float" office:value="0.763" calcext:value-type="float">
            <text:p>0.76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RAIN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ALID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EST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RAIN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ALID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EST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RAIN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VALID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EST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RAIN</text:p>
          </table:table-cell>
          <table:table-cell office:value-type="float" office:value="0.472" calcext:value-type="float">
            <text:p>0.47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EST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RAIN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ALID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ES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RAIN</text:p>
          </table:table-cell>
          <table:table-cell office:value-type="float" office:value="0.428" calcext:value-type="float">
            <text:p>0.4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VALID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EST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RAIN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ALID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EST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AIN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VALID</text:p>
          </table:table-cell>
          <table:table-cell office:value-type="float" office:value="0.809" calcext:value-type="float">
            <text:p>0.8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EST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RAIN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ALID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EST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RAIN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ALID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EST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RAIN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ALID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EST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RAIN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ALID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EST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RAIN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ALID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EST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RAIN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ALID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EST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RAIN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EST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RAIN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ALID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RAI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LID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EST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RAIN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ALID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EST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RAI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VALID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EST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RAIN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VALID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EST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AIN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ALID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EST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RAIN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VALID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ES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RAIN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ALID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EST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RAI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VALID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EST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IN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ALID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EST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RAIN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VALID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EST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RAIN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VALID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EST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RAI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ALID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ES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RAIN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VALID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RAIN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ALID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RAIN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VALID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EST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RAIN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VALID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EST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RAIN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VALID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ST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RAIN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VALID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EST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RAIN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ALID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TRAIN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VALID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TEST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RAIN</text:p>
          </table:table-cell>
          <table:table-cell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VALID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EST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RAIN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VALID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EST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RAIN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VALID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EST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TRAIN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VALID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TEST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RAIN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VALID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EST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RAIN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ES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RAIN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VALID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EST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RAIN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VALID</text:p>
          </table:table-cell>
          <table:table-cell office:value-type="float" office:value="0.779" calcext:value-type="float">
            <text:p>0.77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RAIN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VALID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RAIN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VALID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RAIN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VALID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EST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RAIN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VALID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EST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TRAIN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VALID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TEST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RAIN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VALID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EST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RAIN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VALID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EST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RAI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VALID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EST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TRAIN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VALID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TEST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RAIN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VALID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EST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TRAIN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ALID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TEST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RAIN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VALID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EST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RAI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VALID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EST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TRAIN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VALID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TEST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TRAIN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VALID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TEST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RAIN</text:p>
          </table:table-cell>
          <table:table-cell office:value-type="float" office:value="0.401" calcext:value-type="float">
            <text:p>0.40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VALID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TEST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RAIN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VALID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EST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TRAIN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ALID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TEST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TRAIN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VALID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TEST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TRAIN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VALID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TRAIN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VALID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TEST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TRAIN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TEST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TRAIN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VALID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TEST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RAIN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VALID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TRAIN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ALID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TES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RAIN</text:p>
          </table:table-cell>
          <table:table-cell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VALID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TRAIN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ALID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TES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TRAIN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VALID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TEST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RAIN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ALID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TEST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RAIN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VALID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EST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RAIN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VALID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TRAIN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VALID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TEST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RAIN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VALID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EST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TRAIN</text:p>
          </table:table-cell>
          <table:table-cell office:value-type="float" office:value="0.331" calcext:value-type="float">
            <text:p>0.33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VALID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RAI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VALID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EST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RAIN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VALID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TRAIN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VALID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TRAIN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VALID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TEST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RAIN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VALID</text:p>
          </table:table-cell>
          <table:table-cell office:value-type="float" office:value="0.767" calcext:value-type="float">
            <text:p>0.76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EST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RAIN</text:p>
          </table:table-cell>
          <table:table-cell office:value-type="float" office:value="0.342" calcext:value-type="float">
            <text:p>0.34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VALID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ES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TRAIN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VALID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TEST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RAIN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VALID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EST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RAIN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VALID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ES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TRAIN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VALID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TEST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RAIN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VALID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EST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TRAIN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VALID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RAIN</text:p>
          </table:table-cell>
          <table:table-cell office:value-type="float" office:value="0.352" calcext:value-type="float">
            <text:p>0.35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VALID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TEST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RAIN</text:p>
          </table:table-cell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ALID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RAI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VALID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TEST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TRAIN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VALID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TEST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TRAIN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VALID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TEST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RAIN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VALID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TEST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RAIN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VALID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EST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TRAIN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VALID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TEST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RAIN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VALID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EST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TRAIN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VALID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TEST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TRAI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VALID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TEST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RAIN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VALID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RAIN</text:p>
          </table:table-cell>
          <table:table-cell office:value-type="float" office:value="0.315" calcext:value-type="float">
            <text:p>0.3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VALID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TEST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RAIN</text:p>
          </table:table-cell>
          <table:table-cell office:value-type="float" office:value="0.326" calcext:value-type="float">
            <text:p>0.32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VALID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TRAIN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ALID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TRAIN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VALID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TEST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RAIN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VALID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EST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TRAI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VALID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TEST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TRAIN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VALID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TEST</text:p>
          </table:table-cell>
          <table:table-cell office:value-type="float" office:value="0.739" calcext:value-type="float">
            <text:p>0.73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TRAIN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VALID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TRAIN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VALID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TEST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TRAIN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VALID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RAIN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VALID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TEST</text:p>
          </table:table-cell>
          <table:table-cell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TRAIN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VALID</text:p>
          </table:table-cell>
          <table:table-cell office:value-type="float" office:value="0.783" calcext:value-type="float">
            <text:p>0.78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TEST</text:p>
          </table:table-cell>
          <table:table-cell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TRAIN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VALID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TEST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RAIN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VALID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TEST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TRAIN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RAIN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TEST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TRAIN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TEST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TRAIN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VALID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TEST</text:p>
          </table:table-cell>
          <table:table-cell office:value-type="float" office:value="0.749" calcext:value-type="float">
            <text:p>0.74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TRAIN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VALID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TEST</text:p>
          </table:table-cell>
          <table:table-cell office:value-type="float" office:value="0.744" calcext:value-type="float">
            <text:p>0.74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TRAIN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VALID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TEST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TRAIN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VALID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TEST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TRAIN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VALID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TEST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TRAIN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VALID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TEST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TRAIN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VALID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TEST</text:p>
          </table:table-cell>
          <table:table-cell office:value-type="float" office:value="0.753" calcext:value-type="float">
            <text:p>0.75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RAIN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VALID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EST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TRAIN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VALID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TEST</text:p>
          </table:table-cell>
          <table:table-cell office:value-type="float" office:value="0.746" calcext:value-type="float">
            <text:p>0.746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6.298in" svg:height="3.5449in" svg:x="4.6504in" svg:y="1.0354in">
            <draw:object draw:notify-on-update-of-ranges="PT@categories PT@label 0 PT@data 0 PT@label 1 PT@data 1 PT@label 2 PT@data 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25"/>
        <table:table-row table:style-name="ro1">
          <table:table-cell table:style-name="ce1" office:value-type="string" calcext:value-type="string">
            <text:p>Sum - RMSE</text:p>
          </table:table-cell>
          <table:table-cell table:style-name="ce6" office:value-type="string" calcext:value-type="string">
            <text:p>Data</text:p>
          </table:table-cell>
          <table:table-cell table:style-name="ce12" table:number-columns-repeated="2"/>
          <table:table-cell table:style-name="ce22"/>
        </table:table-row>
        <table:table-row table:style-name="ro1">
          <table:table-cell table:style-name="ce2" office:value-type="string" calcext:value-type="string">
            <text:p>EPOCH</text:p>
          </table:table-cell>
          <table:table-cell table:style-name="ce7" office:value-type="string" calcext:value-type="string">
            <text:p>TEST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VALID</text:p>
          </table:table-cell>
          <table:table-cell table:style-name="ce23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.002" calcext:value-type="float">
            <text:p>1.002</text:p>
          </table:table-cell>
          <table:table-cell table:style-name="ce14" office:value-type="float" office:value="0.978" calcext:value-type="float">
            <text:p>0.978</text:p>
          </table:table-cell>
          <table:table-cell table:style-name="ce18" office:value-type="float" office:value="1.076" calcext:value-type="float">
            <text:p>1.076</text:p>
          </table:table-cell>
          <table:table-cell table:style-name="ce24" office:value-type="float" office:value="3.056" calcext:value-type="float">
            <text:p>3.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.93</text:p>
          </table:table-cell>
          <table:table-cell office:value-type="float" office:value="0.866" calcext:value-type="float">
            <text:p>0.866</text:p>
          </table:table-cell>
          <table:table-cell office:value-type="float" office:value="0.972" calcext:value-type="float">
            <text:p>0.972</text:p>
          </table:table-cell>
          <table:table-cell office:value-type="float" office:value="2.768" calcext:value-type="float">
            <text:p>2.7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797" calcext:value-type="float">
            <text:p>0.797</text:p>
          </table:table-cell>
          <table:table-cell office:value-type="float" office:value="0.924" calcext:value-type="float">
            <text:p>0.924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2" calcext:value-type="float">
            <text:p>0.882</text:p>
          </table:table-cell>
          <table:table-cell office:value-type="float" office:value="0.775" calcext:value-type="float">
            <text:p>0.775</text:p>
          </table:table-cell>
          <table:table-cell office:value-type="float" office:value="0.918" calcext:value-type="float">
            <text:p>0.918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8" calcext:value-type="float">
            <text:p>0.8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899" calcext:value-type="float">
            <text:p>0.899</text:p>
          </table:table-cell>
          <table:table-cell office:value-type="float" office:value="2.554" calcext:value-type="float">
            <text:p>2.5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61" calcext:value-type="float">
            <text:p>0.861</text:p>
          </table:table-cell>
          <table:table-cell office:value-type="float" office:value="0.744" calcext:value-type="float">
            <text:p>0.744</text:p>
          </table:table-cell>
          <table:table-cell office:value-type="float" office:value="0.89" calcext:value-type="float">
            <text:p>0.89</text:p>
          </table:table-cell>
          <table:table-cell office:value-type="float" office:value="2.495" calcext:value-type="float">
            <text:p>2.4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56" calcext:value-type="float">
            <text:p>0.856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8" calcext:value-type="float">
            <text:p>0.868</text:p>
          </table:table-cell>
          <table:table-cell office:value-type="float" office:value="2.449" calcext:value-type="float">
            <text:p>2.4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" calcext:value-type="float">
            <text:p>0.84</text:p>
          </table:table-cell>
          <table:table-cell office:value-type="float" office:value="0.706" calcext:value-type="float">
            <text:p>0.706</text:p>
          </table:table-cell>
          <table:table-cell office:value-type="float" office:value="0.861" calcext:value-type="float">
            <text:p>0.861</text:p>
          </table:table-cell>
          <table:table-cell office:value-type="float" office:value="2.407" calcext:value-type="float">
            <text:p>2.4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38" calcext:value-type="float">
            <text:p>0.838</text:p>
          </table:table-cell>
          <table:table-cell office:value-type="float" office:value="0.69" calcext:value-type="float">
            <text:p>0.69</text:p>
          </table:table-cell>
          <table:table-cell office:value-type="float" office:value="0.848" calcext:value-type="float">
            <text:p>0.848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29" calcext:value-type="float">
            <text:p>0.829</text:p>
          </table:table-cell>
          <table:table-cell office:value-type="float" office:value="0.684" calcext:value-type="float">
            <text:p>0.684</text:p>
          </table:table-cell>
          <table:table-cell office:value-type="float" office:value="0.852" calcext:value-type="float">
            <text:p>0.852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28" calcext:value-type="float">
            <text:p>0.828</text:p>
          </table:table-cell>
          <table:table-cell office:value-type="float" office:value="0.674" calcext:value-type="float">
            <text:p>0.674</text:p>
          </table:table-cell>
          <table:table-cell office:value-type="float" office:value="0.835" calcext:value-type="float">
            <text:p>0.835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23" calcext:value-type="float">
            <text:p>0.823</text:p>
          </table:table-cell>
          <table:table-cell office:value-type="float" office:value="0.658" calcext:value-type="float">
            <text:p>0.658</text:p>
          </table:table-cell>
          <table:table-cell office:value-type="float" office:value="0.845" calcext:value-type="float">
            <text:p>0.845</text:p>
          </table:table-cell>
          <table:table-cell office:value-type="float" office:value="2.326" calcext:value-type="float">
            <text:p>2.3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13" calcext:value-type="float">
            <text:p>0.813</text:p>
          </table:table-cell>
          <table:table-cell office:value-type="float" office:value="0.653" calcext:value-type="float">
            <text:p>0.653</text:p>
          </table:table-cell>
          <table:table-cell office:value-type="float" office:value="0.821" calcext:value-type="float">
            <text:p>0.821</text:p>
          </table:table-cell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07" calcext:value-type="float">
            <text:p>0.807</text:p>
          </table:table-cell>
          <table:table-cell office:value-type="float" office:value="0.652" calcext:value-type="float">
            <text:p>0.652</text:p>
          </table:table-cell>
          <table:table-cell office:value-type="float" office:value="0.825" calcext:value-type="float">
            <text:p>0.825</text:p>
          </table:table-cell>
          <table:table-cell office:value-type="float" office:value="2.284" calcext:value-type="float">
            <text:p>2.2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09" calcext:value-type="float">
            <text:p>0.809</text:p>
          </table:table-cell>
          <table:table-cell office:value-type="float" office:value="0.638" calcext:value-type="float">
            <text:p>0.638</text:p>
          </table:table-cell>
          <table:table-cell office:value-type="float" office:value="0.833" calcext:value-type="float">
            <text:p>0.833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2" calcext:value-type="float">
            <text:p>0.82</text:p>
          </table:table-cell>
          <table:table-cell office:value-type="float" office:value="0.628" calcext:value-type="float">
            <text:p>0.628</text:p>
          </table:table-cell>
          <table:table-cell office:value-type="float" office:value="0.828" calcext:value-type="float">
            <text:p>0.828</text:p>
          </table:table-cell>
          <table:table-cell office:value-type="float" office:value="2.276" calcext:value-type="float">
            <text:p>2.2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09" calcext:value-type="float">
            <text:p>0.809</text:p>
          </table:table-cell>
          <table:table-cell office:value-type="float" office:value="0.632" calcext:value-type="float">
            <text:p>0.632</text:p>
          </table:table-cell>
          <table:table-cell office:value-type="float" office:value="0.836" calcext:value-type="float">
            <text:p>0.836</text:p>
          </table:table-cell>
          <table:table-cell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02" calcext:value-type="float">
            <text:p>0.802</text:p>
          </table:table-cell>
          <table:table-cell office:value-type="float" office:value="0.615" calcext:value-type="float">
            <text:p>0.615</text:p>
          </table:table-cell>
          <table:table-cell office:value-type="float" office:value="0.819" calcext:value-type="float">
            <text:p>0.819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15" calcext:value-type="float">
            <text:p>0.815</text:p>
          </table:table-cell>
          <table:table-cell office:value-type="float" office:value="0.635" calcext:value-type="float">
            <text:p>0.635</text:p>
          </table:table-cell>
          <table:table-cell office:value-type="float" office:value="0.823" calcext:value-type="float">
            <text:p>0.823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03" calcext:value-type="float">
            <text:p>0.803</text:p>
          </table:table-cell>
          <table:table-cell office:value-type="float" office:value="0.626" calcext:value-type="float">
            <text:p>0.626</text:p>
          </table:table-cell>
          <table:table-cell office:value-type="float" office:value="0.833" calcext:value-type="float">
            <text:p>0.833</text:p>
          </table:table-cell>
          <table:table-cell office:value-type="float" office:value="2.262" calcext:value-type="float">
            <text:p>2.2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807" calcext:value-type="float">
            <text:p>0.807</text:p>
          </table:table-cell>
          <table:table-cell office:value-type="float" office:value="0.612" calcext:value-type="float">
            <text:p>0.612</text:p>
          </table:table-cell>
          <table:table-cell office:value-type="float" office:value="0.824" calcext:value-type="float">
            <text:p>0.824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.8</text:p>
          </table:table-cell>
          <table:table-cell office:value-type="float" office:value="0.601" calcext:value-type="float">
            <text:p>0.601</text:p>
          </table:table-cell>
          <table:table-cell office:value-type="float" office:value="0.798" calcext:value-type="float">
            <text:p>0.798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92" calcext:value-type="float">
            <text:p>0.792</text:p>
          </table:table-cell>
          <table:table-cell office:value-type="float" office:value="0.587" calcext:value-type="float">
            <text:p>0.587</text:p>
          </table:table-cell>
          <table:table-cell office:value-type="float" office:value="0.808" calcext:value-type="float">
            <text:p>0.808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791" calcext:value-type="float">
            <text:p>0.791</text:p>
          </table:table-cell>
          <table:table-cell office:value-type="float" office:value="0.596" calcext:value-type="float">
            <text:p>0.596</text:p>
          </table:table-cell>
          <table:table-cell office:value-type="float" office:value="0.804" calcext:value-type="float">
            <text:p>0.804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95" calcext:value-type="float">
            <text:p>0.795</text:p>
          </table:table-cell>
          <table:table-cell office:value-type="float" office:value="0.615" calcext:value-type="float">
            <text:p>0.615</text:p>
          </table:table-cell>
          <table:table-cell office:value-type="float" office:value="0.805" calcext:value-type="float">
            <text:p>0.805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791" calcext:value-type="float">
            <text:p>0.791</text:p>
          </table:table-cell>
          <table:table-cell office:value-type="float" office:value="0.596" calcext:value-type="float">
            <text:p>0.596</text:p>
          </table:table-cell>
          <table:table-cell office:value-type="float" office:value="0.794" calcext:value-type="float">
            <text:p>0.794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575" calcext:value-type="float">
            <text:p>0.575</text:p>
          </table:table-cell>
          <table:table-cell office:value-type="float" office:value="0.798" calcext:value-type="float">
            <text:p>0.798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72" calcext:value-type="float">
            <text:p>0.772</text:p>
          </table:table-cell>
          <table:table-cell office:value-type="float" office:value="0.568" calcext:value-type="float">
            <text:p>0.568</text:p>
          </table:table-cell>
          <table:table-cell office:value-type="float" office:value="0.787" calcext:value-type="float">
            <text:p>0.787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75" calcext:value-type="float">
            <text:p>0.775</text:p>
          </table:table-cell>
          <table:table-cell office:value-type="float" office:value="0.568" calcext:value-type="float">
            <text:p>0.568</text:p>
          </table:table-cell>
          <table:table-cell office:value-type="float" office:value="0.786" calcext:value-type="float">
            <text:p>0.786</text:p>
          </table:table-cell>
          <table:table-cell office:value-type="float" office:value="2.129" calcext:value-type="float">
            <text:p>2.1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89" calcext:value-type="float">
            <text:p>0.789</text:p>
          </table:table-cell>
          <table:table-cell office:value-type="float" office:value="0.575" calcext:value-type="float">
            <text:p>0.575</text:p>
          </table:table-cell>
          <table:table-cell office:value-type="float" office:value="0.806" calcext:value-type="float">
            <text:p>0.806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567" calcext:value-type="float">
            <text:p>0.567</text:p>
          </table:table-cell>
          <table:table-cell office:value-type="float" office:value="0.777" calcext:value-type="float">
            <text:p>0.777</text:p>
          </table:table-cell>
          <table:table-cell office:value-type="float" office:value="2.113" calcext:value-type="float">
            <text:p>2.1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63" calcext:value-type="float">
            <text:p>0.763</text:p>
          </table:table-cell>
          <table:table-cell office:value-type="float" office:value="0.551" calcext:value-type="float">
            <text:p>0.551</text:p>
          </table:table-cell>
          <table:table-cell office:value-type="float" office:value="0.78" calcext:value-type="float">
            <text:p>0.78</text:p>
          </table:table-cell>
          <table:table-cell office:value-type="float" office:value="2.094" calcext:value-type="float">
            <text:p>2.0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87" calcext:value-type="float">
            <text:p>0.787</text:p>
          </table:table-cell>
          <table:table-cell office:value-type="float" office:value="0.564" calcext:value-type="float">
            <text:p>0.564</text:p>
          </table:table-cell>
          <table:table-cell office:value-type="float" office:value="0.822" calcext:value-type="float">
            <text:p>0.822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766" calcext:value-type="float">
            <text:p>0.766</text:p>
          </table:table-cell>
          <table:table-cell office:value-type="float" office:value="0.55" calcext:value-type="float">
            <text:p>0.55</text:p>
          </table:table-cell>
          <table:table-cell office:value-type="float" office:value="0.772" calcext:value-type="float">
            <text:p>0.772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772" calcext:value-type="float">
            <text:p>0.772</text:p>
          </table:table-cell>
          <table:table-cell office:value-type="float" office:value="0.543" calcext:value-type="float">
            <text:p>0.543</text:p>
          </table:table-cell>
          <table:table-cell office:value-type="float" office:value="0.801" calcext:value-type="float">
            <text:p>0.801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77" calcext:value-type="float">
            <text:p>0.777</text:p>
          </table:table-cell>
          <table:table-cell office:value-type="float" office:value="0.557" calcext:value-type="float">
            <text:p>0.557</text:p>
          </table:table-cell>
          <table:table-cell office:value-type="float" office:value="0.802" calcext:value-type="float">
            <text:p>0.802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63" calcext:value-type="float">
            <text:p>0.763</text:p>
          </table:table-cell>
          <table:table-cell office:value-type="float" office:value="0.537" calcext:value-type="float">
            <text:p>0.537</text:p>
          </table:table-cell>
          <table:table-cell office:value-type="float" office:value="0.782" calcext:value-type="float">
            <text:p>0.782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67" calcext:value-type="float">
            <text:p>0.767</text:p>
          </table:table-cell>
          <table:table-cell office:value-type="float" office:value="0.536" calcext:value-type="float">
            <text:p>0.536</text:p>
          </table:table-cell>
          <table:table-cell office:value-type="float" office:value="0.798" calcext:value-type="float">
            <text:p>0.798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762" calcext:value-type="float">
            <text:p>0.762</text:p>
          </table:table-cell>
          <table:table-cell office:value-type="float" office:value="0.531" calcext:value-type="float">
            <text:p>0.531</text:p>
          </table:table-cell>
          <table:table-cell office:value-type="float" office:value="0.781" calcext:value-type="float">
            <text:p>0.781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67" calcext:value-type="float">
            <text:p>0.767</text:p>
          </table:table-cell>
          <table:table-cell office:value-type="float" office:value="0.529" calcext:value-type="float">
            <text:p>0.529</text:p>
          </table:table-cell>
          <table:table-cell office:value-type="float" office:value="0.788" calcext:value-type="float">
            <text:p>0.788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59" calcext:value-type="float">
            <text:p>0.759</text:p>
          </table:table-cell>
          <table:table-cell office:value-type="float" office:value="0.526" calcext:value-type="float">
            <text:p>0.526</text:p>
          </table:table-cell>
          <table:table-cell office:value-type="float" office:value="0.783" calcext:value-type="float">
            <text:p>0.783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527" calcext:value-type="float">
            <text:p>0.527</text:p>
          </table:table-cell>
          <table:table-cell office:value-type="float" office:value="0.782" calcext:value-type="float">
            <text:p>0.782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753" calcext:value-type="float">
            <text:p>0.753</text:p>
          </table:table-cell>
          <table:table-cell office:value-type="float" office:value="0.527" calcext:value-type="float">
            <text:p>0.527</text:p>
          </table:table-cell>
          <table:table-cell office:value-type="float" office:value="0.77" calcext:value-type="float">
            <text:p>0.7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66" calcext:value-type="float">
            <text:p>0.766</text:p>
          </table:table-cell>
          <table:table-cell office:value-type="float" office:value="0.515" calcext:value-type="float">
            <text:p>0.515</text:p>
          </table:table-cell>
          <table:table-cell office:value-type="float" office:value="0.788" calcext:value-type="float">
            <text:p>0.788</text:p>
          </table:table-cell>
          <table:table-cell office:value-type="float" office:value="2.069" calcext:value-type="float">
            <text:p>2.06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64" calcext:value-type="float">
            <text:p>0.764</text:p>
          </table:table-cell>
          <table:table-cell office:value-type="float" office:value="0.515" calcext:value-type="float">
            <text:p>0.515</text:p>
          </table:table-cell>
          <table:table-cell office:value-type="float" office:value="0.798" calcext:value-type="float">
            <text:p>0.798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767" calcext:value-type="float">
            <text:p>0.767</text:p>
          </table:table-cell>
          <table:table-cell office:value-type="float" office:value="0.523" calcext:value-type="float">
            <text:p>0.523</text:p>
          </table:table-cell>
          <table:table-cell office:value-type="float" office:value="0.812" calcext:value-type="float">
            <text:p>0.812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501" calcext:value-type="float">
            <text:p>0.501</text:p>
          </table:table-cell>
          <table:table-cell office:value-type="float" office:value="0.784" calcext:value-type="float">
            <text:p>0.784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759" calcext:value-type="float">
            <text:p>0.759</text:p>
          </table:table-cell>
          <table:table-cell office:value-type="float" office:value="0.498" calcext:value-type="float">
            <text:p>0.498</text:p>
          </table:table-cell>
          <table:table-cell office:value-type="float" office:value="0.789" calcext:value-type="float">
            <text:p>0.789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68" calcext:value-type="float">
            <text:p>0.768</text:p>
          </table:table-cell>
          <table:table-cell office:value-type="float" office:value="0.505" calcext:value-type="float">
            <text:p>0.505</text:p>
          </table:table-cell>
          <table:table-cell office:value-type="float" office:value="0.809" calcext:value-type="float">
            <text:p>0.809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748" calcext:value-type="float">
            <text:p>0.748</text:p>
          </table:table-cell>
          <table:table-cell office:value-type="float" office:value="0.496" calcext:value-type="float">
            <text:p>0.496</text:p>
          </table:table-cell>
          <table:table-cell office:value-type="float" office:value="0.799" calcext:value-type="float">
            <text:p>0.799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77" calcext:value-type="float">
            <text:p>0.77</text:p>
          </table:table-cell>
          <table:table-cell office:value-type="float" office:value="0.523" calcext:value-type="float">
            <text:p>0.523</text:p>
          </table:table-cell>
          <table:table-cell office:value-type="float" office:value="0.819" calcext:value-type="float">
            <text:p>0.819</text:p>
          </table:table-cell>
          <table:table-cell office:value-type="float" office:value="2.112" calcext:value-type="float">
            <text:p>2.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777" calcext:value-type="float">
            <text:p>0.777</text:p>
          </table:table-cell>
          <table:table-cell office:value-type="float" office:value="0.516" calcext:value-type="float">
            <text:p>0.516</text:p>
          </table:table-cell>
          <table:table-cell office:value-type="float" office:value="0.816" calcext:value-type="float">
            <text:p>0.816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53" calcext:value-type="float">
            <text:p>0.753</text:p>
          </table:table-cell>
          <table:table-cell office:value-type="float" office:value="0.498" calcext:value-type="float">
            <text:p>0.498</text:p>
          </table:table-cell>
          <table:table-cell office:value-type="float" office:value="0.783" calcext:value-type="float">
            <text:p>0.783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749" calcext:value-type="float">
            <text:p>0.749</text:p>
          </table:table-cell>
          <table:table-cell office:value-type="float" office:value="0.481" calcext:value-type="float">
            <text:p>0.481</text:p>
          </table:table-cell>
          <table:table-cell office:value-type="float" office:value="0.774" calcext:value-type="float">
            <text:p>0.774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752" calcext:value-type="float">
            <text:p>0.752</text:p>
          </table:table-cell>
          <table:table-cell office:value-type="float" office:value="0.48" calcext:value-type="float">
            <text:p>0.48</text:p>
          </table:table-cell>
          <table:table-cell office:value-type="float" office:value="0.776" calcext:value-type="float">
            <text:p>0.776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766" calcext:value-type="float">
            <text:p>0.766</text:p>
          </table:table-cell>
          <table:table-cell office:value-type="float" office:value="0.481" calcext:value-type="float">
            <text:p>0.481</text:p>
          </table:table-cell>
          <table:table-cell office:value-type="float" office:value="0.791" calcext:value-type="float">
            <text:p>0.791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78" calcext:value-type="float">
            <text:p>0.778</text:p>
          </table:table-cell>
          <table:table-cell office:value-type="float" office:value="0.486" calcext:value-type="float">
            <text:p>0.486</text:p>
          </table:table-cell>
          <table:table-cell office:value-type="float" office:value="0.829" calcext:value-type="float">
            <text:p>0.829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755" calcext:value-type="float">
            <text:p>0.755</text:p>
          </table:table-cell>
          <table:table-cell office:value-type="float" office:value="0.485" calcext:value-type="float">
            <text:p>0.485</text:p>
          </table:table-cell>
          <table:table-cell office:value-type="float" office:value="0.785" calcext:value-type="float">
            <text:p>0.785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6" calcext:value-type="float">
            <text:p>0.76</text:p>
          </table:table-cell>
          <table:table-cell office:value-type="float" office:value="0.485" calcext:value-type="float">
            <text:p>0.485</text:p>
          </table:table-cell>
          <table:table-cell office:value-type="float" office:value="0.805" calcext:value-type="float">
            <text:p>0.80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469" calcext:value-type="float">
            <text:p>0.469</text:p>
          </table:table-cell>
          <table:table-cell office:value-type="float" office:value="0.794" calcext:value-type="float">
            <text:p>0.794</text:p>
          </table:table-cell>
          <table:table-cell office:value-type="float" office:value="2.021" calcext:value-type="float">
            <text:p>2.0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42" calcext:value-type="float">
            <text:p>0.742</text:p>
          </table:table-cell>
          <table:table-cell office:value-type="float" office:value="0.474" calcext:value-type="float">
            <text:p>0.474</text:p>
          </table:table-cell>
          <table:table-cell office:value-type="float" office:value="0.765" calcext:value-type="float">
            <text:p>0.765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774" calcext:value-type="float">
            <text:p>0.774</text:p>
          </table:table-cell>
          <table:table-cell office:value-type="float" office:value="0.471" calcext:value-type="float">
            <text:p>0.471</text:p>
          </table:table-cell>
          <table:table-cell office:value-type="float" office:value="0.808" calcext:value-type="float">
            <text:p>0.808</text:p>
          </table:table-cell>
          <table:table-cell office:value-type="float" office:value="2.053" calcext:value-type="float">
            <text:p>2.05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78" calcext:value-type="float">
            <text:p>0.78</text:p>
          </table:table-cell>
          <table:table-cell office:value-type="float" office:value="0.492" calcext:value-type="float">
            <text:p>0.492</text:p>
          </table:table-cell>
          <table:table-cell office:value-type="float" office:value="0.826" calcext:value-type="float">
            <text:p>0.826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765" calcext:value-type="float">
            <text:p>0.765</text:p>
          </table:table-cell>
          <table:table-cell office:value-type="float" office:value="0.47" calcext:value-type="float">
            <text:p>0.47</text:p>
          </table:table-cell>
          <table:table-cell office:value-type="float" office:value="0.806" calcext:value-type="float">
            <text:p>0.806</text:p>
          </table:table-cell>
          <table:table-cell office:value-type="float" office:value="2.041" calcext:value-type="float">
            <text:p>2.04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757" calcext:value-type="float">
            <text:p>0.757</text:p>
          </table:table-cell>
          <table:table-cell office:value-type="float" office:value="0.473" calcext:value-type="float">
            <text:p>0.473</text:p>
          </table:table-cell>
          <table:table-cell office:value-type="float" office:value="0.788" calcext:value-type="float">
            <text:p>0.788</text:p>
          </table:table-cell>
          <table:table-cell office:value-type="float" office:value="2.018" calcext:value-type="float">
            <text:p>2.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763" calcext:value-type="float">
            <text:p>0.763</text:p>
          </table:table-cell>
          <table:table-cell office:value-type="float" office:value="0.465" calcext:value-type="float">
            <text:p>0.465</text:p>
          </table:table-cell>
          <table:table-cell office:value-type="float" office:value="0.796" calcext:value-type="float">
            <text:p>0.796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464" calcext:value-type="float">
            <text:p>0.464</text:p>
          </table:table-cell>
          <table:table-cell office:value-type="float" office:value="0.779" calcext:value-type="float">
            <text:p>0.779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748" calcext:value-type="float">
            <text:p>0.7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765" calcext:value-type="float">
            <text:p>0.765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68" calcext:value-type="float">
            <text:p>0.768</text:p>
          </table:table-cell>
          <table:table-cell office:value-type="float" office:value="0.461" calcext:value-type="float">
            <text:p>0.461</text:p>
          </table:table-cell>
          <table:table-cell office:value-type="float" office:value="0.808" calcext:value-type="float">
            <text:p>0.808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772" calcext:value-type="float">
            <text:p>0.77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11" calcext:value-type="float">
            <text:p>0.811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2" calcext:value-type="float">
            <text:p>0.772</text:p>
          </table:table-cell>
          <table:table-cell office:value-type="float" office:value="0.475" calcext:value-type="float">
            <text:p>0.475</text:p>
          </table:table-cell>
          <table:table-cell office:value-type="float" office:value="0.799" calcext:value-type="float">
            <text:p>0.799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763" calcext:value-type="float">
            <text:p>0.763</text:p>
          </table:table-cell>
          <table:table-cell office:value-type="float" office:value="0.45" calcext:value-type="float">
            <text:p>0.45</text:p>
          </table:table-cell>
          <table:table-cell office:value-type="float" office:value="0.804" calcext:value-type="float">
            <text:p>0.804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56" calcext:value-type="float">
            <text:p>0.756</text:p>
          </table:table-cell>
          <table:table-cell office:value-type="float" office:value="0.456" calcext:value-type="float">
            <text:p>0.456</text:p>
          </table:table-cell>
          <table:table-cell office:value-type="float" office:value="0.789" calcext:value-type="float">
            <text:p>0.789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744" calcext:value-type="float">
            <text:p>0.744</text:p>
          </table:table-cell>
          <table:table-cell office:value-type="float" office:value="0.445" calcext:value-type="float">
            <text:p>0.445</text:p>
          </table:table-cell>
          <table:table-cell office:value-type="float" office:value="0.785" calcext:value-type="float">
            <text:p>0.785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65" calcext:value-type="float">
            <text:p>0.765</text:p>
          </table:table-cell>
          <table:table-cell office:value-type="float" office:value="0.449" calcext:value-type="float">
            <text:p>0.449</text:p>
          </table:table-cell>
          <table:table-cell office:value-type="float" office:value="0.817" calcext:value-type="float">
            <text:p>0.817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759" calcext:value-type="float">
            <text:p>0.759</text:p>
          </table:table-cell>
          <table:table-cell office:value-type="float" office:value="0.472" calcext:value-type="float">
            <text:p>0.472</text:p>
          </table:table-cell>
          <table:table-cell office:value-type="float" office:value="0.788" calcext:value-type="float">
            <text:p>0.788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5" calcext:value-type="float">
            <text:p>0.75</text:p>
          </table:table-cell>
          <table:table-cell office:value-type="float" office:value="0.435" calcext:value-type="float">
            <text:p>0.435</text:p>
          </table:table-cell>
          <table:table-cell office:value-type="float" office:value="0.817" calcext:value-type="float">
            <text:p>0.817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748" calcext:value-type="float">
            <text:p>0.748</text:p>
          </table:table-cell>
          <table:table-cell office:value-type="float" office:value="0.428" calcext:value-type="float">
            <text:p>0.428</text:p>
          </table:table-cell>
          <table:table-cell office:value-type="float" office:value="0.794" calcext:value-type="float">
            <text:p>0.794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4" calcext:value-type="float">
            <text:p>0.754</text:p>
          </table:table-cell>
          <table:table-cell office:value-type="float" office:value="0.449" calcext:value-type="float">
            <text:p>0.449</text:p>
          </table:table-cell>
          <table:table-cell office:value-type="float" office:value="0.782" calcext:value-type="float">
            <text:p>0.782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57" calcext:value-type="float">
            <text:p>0.757</text:p>
          </table:table-cell>
          <table:table-cell office:value-type="float" office:value="0.442" calcext:value-type="float">
            <text:p>0.442</text:p>
          </table:table-cell>
          <table:table-cell office:value-type="float" office:value="0.809" calcext:value-type="float">
            <text:p>0.809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737" calcext:value-type="float">
            <text:p>0.7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778" calcext:value-type="float">
            <text:p>0.778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49" calcext:value-type="float">
            <text:p>0.749</text:p>
          </table:table-cell>
          <table:table-cell office:value-type="float" office:value="0.434" calcext:value-type="float">
            <text:p>0.434</text:p>
          </table:table-cell>
          <table:table-cell office:value-type="float" office:value="0.804" calcext:value-type="float">
            <text:p>0.804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45" calcext:value-type="float">
            <text:p>0.745</text:p>
          </table:table-cell>
          <table:table-cell office:value-type="float" office:value="0.427" calcext:value-type="float">
            <text:p>0.427</text:p>
          </table:table-cell>
          <table:table-cell office:value-type="float" office:value="0.805" calcext:value-type="float">
            <text:p>0.805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54" calcext:value-type="float">
            <text:p>0.754</text:p>
          </table:table-cell>
          <table:table-cell office:value-type="float" office:value="0.45" calcext:value-type="float">
            <text:p>0.45</text:p>
          </table:table-cell>
          <table:table-cell office:value-type="float" office:value="0.793" calcext:value-type="float">
            <text:p>0.793</text:p>
          </table:table-cell>
          <table:table-cell office:value-type="float" office:value="1.997" calcext:value-type="float">
            <text:p>1.99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5" calcext:value-type="float">
            <text:p>0.755</text:p>
          </table:table-cell>
          <table:table-cell office:value-type="float" office:value="0.445" calcext:value-type="float">
            <text:p>0.445</text:p>
          </table:table-cell>
          <table:table-cell office:value-type="float" office:value="0.783" calcext:value-type="float">
            <text:p>0.783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743" calcext:value-type="float">
            <text:p>0.743</text:p>
          </table:table-cell>
          <table:table-cell office:value-type="float" office:value="0.422" calcext:value-type="float">
            <text:p>0.422</text:p>
          </table:table-cell>
          <table:table-cell office:value-type="float" office:value="0.792" calcext:value-type="float">
            <text:p>0.792</text:p>
          </table:table-cell>
          <table:table-cell office:value-type="float" office:value="1.957" calcext:value-type="float">
            <text:p>1.95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47" calcext:value-type="float">
            <text:p>0.747</text:p>
          </table:table-cell>
          <table:table-cell office:value-type="float" office:value="0.437" calcext:value-type="float">
            <text:p>0.437</text:p>
          </table:table-cell>
          <table:table-cell office:value-type="float" office:value="0.788" calcext:value-type="float">
            <text:p>0.788</text:p>
          </table:table-cell>
          <table:table-cell office:value-type="float" office:value="1.972" calcext:value-type="float">
            <text:p>1.97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42" calcext:value-type="float">
            <text:p>0.42</text:p>
          </table:table-cell>
          <table:table-cell office:value-type="float" office:value="0.813" calcext:value-type="float">
            <text:p>0.813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749" calcext:value-type="float">
            <text:p>0.749</text:p>
          </table:table-cell>
          <table:table-cell office:value-type="float" office:value="0.417" calcext:value-type="float">
            <text:p>0.417</text:p>
          </table:table-cell>
          <table:table-cell office:value-type="float" office:value="0.798" calcext:value-type="float">
            <text:p>0.798</text:p>
          </table:table-cell>
          <table:table-cell office:value-type="float" office:value="1.964" calcext:value-type="float">
            <text:p>1.96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737" calcext:value-type="float">
            <text:p>0.737</text:p>
          </table:table-cell>
          <table:table-cell office:value-type="float" office:value="0.415" calcext:value-type="float">
            <text:p>0.415</text:p>
          </table:table-cell>
          <table:table-cell office:value-type="float" office:value="0.807" calcext:value-type="float">
            <text:p>0.807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7" calcext:value-type="float">
            <text:p>0.767</text:p>
          </table:table-cell>
          <table:table-cell office:value-type="float" office:value="0.446" calcext:value-type="float">
            <text:p>0.446</text:p>
          </table:table-cell>
          <table:table-cell office:value-type="float" office:value="0.839" calcext:value-type="float">
            <text:p>0.839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744" calcext:value-type="float">
            <text:p>0.7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813" calcext:value-type="float">
            <text:p>0.813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746" calcext:value-type="float">
            <text:p>0.746</text:p>
          </table:table-cell>
          <table:table-cell office:value-type="float" office:value="0.433" calcext:value-type="float">
            <text:p>0.433</text:p>
          </table:table-cell>
          <table:table-cell office:value-type="float" office:value="0.83" calcext:value-type="float">
            <text:p>0.83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73" calcext:value-type="float">
            <text:p>0.73</text:p>
          </table:table-cell>
          <table:table-cell office:value-type="float" office:value="0.42" calcext:value-type="float">
            <text:p>0.42</text:p>
          </table:table-cell>
          <table:table-cell office:value-type="float" office:value="0.766" calcext:value-type="float">
            <text:p>0.766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733" calcext:value-type="float">
            <text:p>0.733</text:p>
          </table:table-cell>
          <table:table-cell office:value-type="float" office:value="0.418" calcext:value-type="float">
            <text:p>0.418</text:p>
          </table:table-cell>
          <table:table-cell office:value-type="float" office:value="0.795" calcext:value-type="float">
            <text:p>0.795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744" calcext:value-type="float">
            <text:p>0.744</text:p>
          </table:table-cell>
          <table:table-cell office:value-type="float" office:value="0.407" calcext:value-type="float">
            <text:p>0.407</text:p>
          </table:table-cell>
          <table:table-cell office:value-type="float" office:value="0.801" calcext:value-type="float">
            <text:p>0.801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34" calcext:value-type="float">
            <text:p>0.734</text:p>
          </table:table-cell>
          <table:table-cell office:value-type="float" office:value="0.406" calcext:value-type="float">
            <text:p>0.406</text:p>
          </table:table-cell>
          <table:table-cell office:value-type="float" office:value="0.794" calcext:value-type="float">
            <text:p>0.794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74" calcext:value-type="float">
            <text:p>0.74</text:p>
          </table:table-cell>
          <table:table-cell office:value-type="float" office:value="0.401" calcext:value-type="float">
            <text:p>0.401</text:p>
          </table:table-cell>
          <table:table-cell office:value-type="float" office:value="0.804" calcext:value-type="float">
            <text:p>0.804</text:p>
          </table:table-cell>
          <table:table-cell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433" calcext:value-type="float">
            <text:p>0.433</text:p>
          </table:table-cell>
          <table:table-cell office:value-type="float" office:value="0.826" calcext:value-type="float">
            <text:p>0.826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75" calcext:value-type="float">
            <text:p>0.75</text:p>
          </table:table-cell>
          <table:table-cell office:value-type="float" office:value="0.417" calcext:value-type="float">
            <text:p>0.417</text:p>
          </table:table-cell>
          <table:table-cell office:value-type="float" office:value="0.814" calcext:value-type="float">
            <text:p>0.814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739" calcext:value-type="float">
            <text:p>0.739</text:p>
          </table:table-cell>
          <table:table-cell office:value-type="float" office:value="0.422" calcext:value-type="float">
            <text:p>0.422</text:p>
          </table:table-cell>
          <table:table-cell office:value-type="float" office:value="0.81" calcext:value-type="float">
            <text:p>0.81</text:p>
          </table:table-cell>
          <table:table-cell office:value-type="float" office:value="1.971" calcext:value-type="float">
            <text:p>1.9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738" calcext:value-type="float">
            <text:p>0.738</text:p>
          </table:table-cell>
          <table:table-cell office:value-type="float" office:value="0.408" calcext:value-type="float">
            <text:p>0.408</text:p>
          </table:table-cell>
          <table:table-cell office:value-type="float" office:value="0.796" calcext:value-type="float">
            <text:p>0.796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77" calcext:value-type="float">
            <text:p>0.77</text:p>
          </table:table-cell>
          <table:table-cell office:value-type="float" office:value="0.479" calcext:value-type="float">
            <text:p>0.479</text:p>
          </table:table-cell>
          <table:table-cell office:value-type="float" office:value="0.849" calcext:value-type="float">
            <text:p>0.849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737" calcext:value-type="float">
            <text:p>0.737</text:p>
          </table:table-cell>
          <table:table-cell office:value-type="float" office:value="0.399" calcext:value-type="float">
            <text:p>0.399</text:p>
          </table:table-cell>
          <table:table-cell office:value-type="float" office:value="0.804" calcext:value-type="float">
            <text:p>0.80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736" calcext:value-type="float">
            <text:p>0.7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793" calcext:value-type="float">
            <text:p>0.793</text:p>
          </table:table-cell>
          <table:table-cell office:value-type="float" office:value="1.926" calcext:value-type="float">
            <text:p>1.9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745" calcext:value-type="float">
            <text:p>0.745</text:p>
          </table:table-cell>
          <table:table-cell office:value-type="float" office:value="0.397" calcext:value-type="float">
            <text:p>0.397</text:p>
          </table:table-cell>
          <table:table-cell office:value-type="float" office:value="0.812" calcext:value-type="float">
            <text:p>0.812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742" calcext:value-type="float">
            <text:p>0.742</text:p>
          </table:table-cell>
          <table:table-cell office:value-type="float" office:value="0.401" calcext:value-type="float">
            <text:p>0.401</text:p>
          </table:table-cell>
          <table:table-cell office:value-type="float" office:value="0.816" calcext:value-type="float">
            <text:p>0.816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736" calcext:value-type="float">
            <text:p>0.736</text:p>
          </table:table-cell>
          <table:table-cell office:value-type="float" office:value="0.412" calcext:value-type="float">
            <text:p>0.412</text:p>
          </table:table-cell>
          <table:table-cell office:value-type="float" office:value="0.785" calcext:value-type="float">
            <text:p>0.785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762" calcext:value-type="float">
            <text:p>0.762</text:p>
          </table:table-cell>
          <table:table-cell office:value-type="float" office:value="0.445" calcext:value-type="float">
            <text:p>0.445</text:p>
          </table:table-cell>
          <table:table-cell office:value-type="float" office:value="0.813" calcext:value-type="float">
            <text:p>0.813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729" calcext:value-type="float">
            <text:p>0.729</text:p>
          </table:table-cell>
          <table:table-cell office:value-type="float" office:value="0.402" calcext:value-type="float">
            <text:p>0.402</text:p>
          </table:table-cell>
          <table:table-cell office:value-type="float" office:value="0.804" calcext:value-type="float">
            <text:p>0.804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734" calcext:value-type="float">
            <text:p>0.73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97" calcext:value-type="float">
            <text:p>0.797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755" calcext:value-type="float">
            <text:p>0.755</text:p>
          </table:table-cell>
          <table:table-cell office:value-type="float" office:value="0.411" calcext:value-type="float">
            <text:p>0.411</text:p>
          </table:table-cell>
          <table:table-cell office:value-type="float" office:value="0.821" calcext:value-type="float">
            <text:p>0.821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28" calcext:value-type="float">
            <text:p>0.728</text:p>
          </table:table-cell>
          <table:table-cell office:value-type="float" office:value="0.383" calcext:value-type="float">
            <text:p>0.383</text:p>
          </table:table-cell>
          <table:table-cell office:value-type="float" office:value="0.791" calcext:value-type="float">
            <text:p>0.791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73" calcext:value-type="float">
            <text:p>0.73</text:p>
          </table:table-cell>
          <table:table-cell office:value-type="float" office:value="0.387" calcext:value-type="float">
            <text:p>0.387</text:p>
          </table:table-cell>
          <table:table-cell office:value-type="float" office:value="0.788" calcext:value-type="float">
            <text:p>0.788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8" calcext:value-type="float">
            <text:p>0.38</text:p>
          </table:table-cell>
          <table:table-cell office:value-type="float" office:value="0.791" calcext:value-type="float">
            <text:p>0.791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738" calcext:value-type="float">
            <text:p>0.7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779" calcext:value-type="float">
            <text:p>0.779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742" calcext:value-type="float">
            <text:p>0.742</text:p>
          </table:table-cell>
          <table:table-cell office:value-type="float" office:value="0.385" calcext:value-type="float">
            <text:p>0.385</text:p>
          </table:table-cell>
          <table:table-cell office:value-type="float" office:value="0.793" calcext:value-type="float">
            <text:p>0.793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8" calcext:value-type="float">
            <text:p>0.388</text:p>
          </table:table-cell>
          <table:table-cell office:value-type="float" office:value="0.8" calcext:value-type="float">
            <text:p>0.8</text:p>
          </table:table-cell>
          <table:table-cell office:value-type="float" office:value="1.926" calcext:value-type="float">
            <text:p>1.92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729" calcext:value-type="float">
            <text:p>0.729</text:p>
          </table:table-cell>
          <table:table-cell office:value-type="float" office:value="0.393" calcext:value-type="float">
            <text:p>0.393</text:p>
          </table:table-cell>
          <table:table-cell office:value-type="float" office:value="0.785" calcext:value-type="float">
            <text:p>0.785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381" calcext:value-type="float">
            <text:p>0.381</text:p>
          </table:table-cell>
          <table:table-cell office:value-type="float" office:value="0.814" calcext:value-type="float">
            <text:p>0.814</text:p>
          </table:table-cell>
          <table:table-cell office:value-type="float" office:value="1.926" calcext:value-type="float">
            <text:p>1.92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36" calcext:value-type="float">
            <text:p>0.736</text:p>
          </table:table-cell>
          <table:table-cell office:value-type="float" office:value="0.404" calcext:value-type="float">
            <text:p>0.404</text:p>
          </table:table-cell>
          <table:table-cell office:value-type="float" office:value="0.805" calcext:value-type="float">
            <text:p>0.805</text:p>
          </table:table-cell>
          <table:table-cell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736" calcext:value-type="float">
            <text:p>0.736</text:p>
          </table:table-cell>
          <table:table-cell office:value-type="float" office:value="0.389" calcext:value-type="float">
            <text:p>0.389</text:p>
          </table:table-cell>
          <table:table-cell office:value-type="float" office:value="0.787" calcext:value-type="float">
            <text:p>0.787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721" calcext:value-type="float">
            <text:p>0.721</text:p>
          </table:table-cell>
          <table:table-cell office:value-type="float" office:value="0.376" calcext:value-type="float">
            <text:p>0.376</text:p>
          </table:table-cell>
          <table:table-cell office:value-type="float" office:value="0.798" calcext:value-type="float">
            <text:p>0.798</text:p>
          </table:table-cell>
          <table:table-cell office:value-type="float" office:value="1.895" calcext:value-type="float">
            <text:p>1.89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22" calcext:value-type="float">
            <text:p>0.722</text:p>
          </table:table-cell>
          <table:table-cell office:value-type="float" office:value="0.371" calcext:value-type="float">
            <text:p>0.371</text:p>
          </table:table-cell>
          <table:table-cell office:value-type="float" office:value="0.799" calcext:value-type="float">
            <text:p>0.799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28" calcext:value-type="float">
            <text:p>0.728</text:p>
          </table:table-cell>
          <table:table-cell office:value-type="float" office:value="0.366" calcext:value-type="float">
            <text:p>0.366</text:p>
          </table:table-cell>
          <table:table-cell office:value-type="float" office:value="0.787" calcext:value-type="float">
            <text:p>0.787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724" calcext:value-type="float">
            <text:p>0.724</text:p>
          </table:table-cell>
          <table:table-cell office:value-type="float" office:value="0.38" calcext:value-type="float">
            <text:p>0.38</text:p>
          </table:table-cell>
          <table:table-cell office:value-type="float" office:value="0.803" calcext:value-type="float">
            <text:p>0.803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78" calcext:value-type="float">
            <text:p>0.378</text:p>
          </table:table-cell>
          <table:table-cell office:value-type="float" office:value="0.794" calcext:value-type="float">
            <text:p>0.794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741" calcext:value-type="float">
            <text:p>0.741</text:p>
          </table:table-cell>
          <table:table-cell office:value-type="float" office:value="0.365" calcext:value-type="float">
            <text:p>0.365</text:p>
          </table:table-cell>
          <table:table-cell office:value-type="float" office:value="0.812" calcext:value-type="float">
            <text:p>0.812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737" calcext:value-type="float">
            <text:p>0.737</text:p>
          </table:table-cell>
          <table:table-cell office:value-type="float" office:value="0.371" calcext:value-type="float">
            <text:p>0.371</text:p>
          </table:table-cell>
          <table:table-cell office:value-type="float" office:value="0.819" calcext:value-type="float">
            <text:p>0.819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743" calcext:value-type="float">
            <text:p>0.743</text:p>
          </table:table-cell>
          <table:table-cell office:value-type="float" office:value="0.361" calcext:value-type="float">
            <text:p>0.361</text:p>
          </table:table-cell>
          <table:table-cell office:value-type="float" office:value="0.79" calcext:value-type="float">
            <text:p>0.79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755" calcext:value-type="float">
            <text:p>0.755</text:p>
          </table:table-cell>
          <table:table-cell office:value-type="float" office:value="0.369" calcext:value-type="float">
            <text:p>0.369</text:p>
          </table:table-cell>
          <table:table-cell office:value-type="float" office:value="0.773" calcext:value-type="float">
            <text:p>0.773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781" calcext:value-type="float">
            <text:p>0.781</text:p>
          </table:table-cell>
          <table:table-cell office:value-type="float" office:value="0.401" calcext:value-type="float">
            <text:p>0.401</text:p>
          </table:table-cell>
          <table:table-cell office:value-type="float" office:value="0.77" calcext:value-type="float">
            <text:p>0.77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3" calcext:value-type="float">
            <text:p>0.353</text:p>
          </table:table-cell>
          <table:table-cell office:value-type="float" office:value="0.78" calcext:value-type="float">
            <text:p>0.78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753" calcext:value-type="float">
            <text:p>0.753</text:p>
          </table:table-cell>
          <table:table-cell office:value-type="float" office:value="0.362" calcext:value-type="float">
            <text:p>0.362</text:p>
          </table:table-cell>
          <table:table-cell office:value-type="float" office:value="0.805" calcext:value-type="float">
            <text:p>0.805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737" calcext:value-type="float">
            <text:p>0.737</text:p>
          </table:table-cell>
          <table:table-cell office:value-type="float" office:value="0.357" calcext:value-type="float">
            <text:p>0.357</text:p>
          </table:table-cell>
          <table:table-cell office:value-type="float" office:value="0.787" calcext:value-type="float">
            <text:p>0.787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739" calcext:value-type="float">
            <text:p>0.739</text:p>
          </table:table-cell>
          <table:table-cell office:value-type="float" office:value="0.358" calcext:value-type="float">
            <text:p>0.358</text:p>
          </table:table-cell>
          <table:table-cell office:value-type="float" office:value="0.793" calcext:value-type="float">
            <text:p>0.793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66" calcext:value-type="float">
            <text:p>0.366</text:p>
          </table:table-cell>
          <table:table-cell office:value-type="float" office:value="0.78" calcext:value-type="float">
            <text:p>0.78</text:p>
          </table:table-cell>
          <table:table-cell office:value-type="float" office:value="1.899" calcext:value-type="float">
            <text:p>1.89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728" calcext:value-type="float">
            <text:p>0.7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788" calcext:value-type="float">
            <text:p>0.788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74" calcext:value-type="float">
            <text:p>0.74</text:p>
          </table:table-cell>
          <table:table-cell office:value-type="float" office:value="0.373" calcext:value-type="float">
            <text:p>0.373</text:p>
          </table:table-cell>
          <table:table-cell office:value-type="float" office:value="0.804" calcext:value-type="float">
            <text:p>0.804</text:p>
          </table:table-cell>
          <table:table-cell office:value-type="float" office:value="1.917" calcext:value-type="float">
            <text:p>1.9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742" calcext:value-type="float">
            <text:p>0.742</text:p>
          </table:table-cell>
          <table:table-cell office:value-type="float" office:value="0.348" calcext:value-type="float">
            <text:p>0.348</text:p>
          </table:table-cell>
          <table:table-cell office:value-type="float" office:value="0.769" calcext:value-type="float">
            <text:p>0.769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73" calcext:value-type="float">
            <text:p>0.73</text:p>
          </table:table-cell>
          <table:table-cell office:value-type="float" office:value="0.349" calcext:value-type="float">
            <text:p>0.349</text:p>
          </table:table-cell>
          <table:table-cell office:value-type="float" office:value="0.797" calcext:value-type="float">
            <text:p>0.797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739" calcext:value-type="float">
            <text:p>0.739</text:p>
          </table:table-cell>
          <table:table-cell office:value-type="float" office:value="0.362" calcext:value-type="float">
            <text:p>0.362</text:p>
          </table:table-cell>
          <table:table-cell office:value-type="float" office:value="0.789" calcext:value-type="float">
            <text:p>0.789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73" calcext:value-type="float">
            <text:p>0.73</text:p>
          </table:table-cell>
          <table:table-cell office:value-type="float" office:value="0.346" calcext:value-type="float">
            <text:p>0.346</text:p>
          </table:table-cell>
          <table:table-cell office:value-type="float" office:value="0.797" calcext:value-type="float">
            <text:p>0.797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74" calcext:value-type="float">
            <text:p>0.74</text:p>
          </table:table-cell>
          <table:table-cell office:value-type="float" office:value="0.342" calcext:value-type="float">
            <text:p>0.342</text:p>
          </table:table-cell>
          <table:table-cell office:value-type="float" office:value="0.766" calcext:value-type="float">
            <text:p>0.766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736" calcext:value-type="float">
            <text:p>0.736</text:p>
          </table:table-cell>
          <table:table-cell office:value-type="float" office:value="0.347" calcext:value-type="float">
            <text:p>0.347</text:p>
          </table:table-cell>
          <table:table-cell office:value-type="float" office:value="0.8" calcext:value-type="float">
            <text:p>0.8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731" calcext:value-type="float">
            <text:p>0.731</text:p>
          </table:table-cell>
          <table:table-cell office:value-type="float" office:value="0.343" calcext:value-type="float">
            <text:p>0.343</text:p>
          </table:table-cell>
          <table:table-cell office:value-type="float" office:value="0.773" calcext:value-type="float">
            <text:p>0.773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738" calcext:value-type="float">
            <text:p>0.738</text:p>
          </table:table-cell>
          <table:table-cell office:value-type="float" office:value="0.347" calcext:value-type="float">
            <text:p>0.347</text:p>
          </table:table-cell>
          <table:table-cell office:value-type="float" office:value="0.793" calcext:value-type="float">
            <text:p>0.793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731" calcext:value-type="float">
            <text:p>0.731</text:p>
          </table:table-cell>
          <table:table-cell office:value-type="float" office:value="0.336" calcext:value-type="float">
            <text:p>0.336</text:p>
          </table:table-cell>
          <table:table-cell office:value-type="float" office:value="0.799" calcext:value-type="float">
            <text:p>0.799</text:p>
          </table:table-cell>
          <table:table-cell office:value-type="float" office:value="1.866" calcext:value-type="float">
            <text:p>1.86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734" calcext:value-type="float">
            <text:p>0.734</text:p>
          </table:table-cell>
          <table:table-cell office:value-type="float" office:value="0.341" calcext:value-type="float">
            <text:p>0.341</text:p>
          </table:table-cell>
          <table:table-cell office:value-type="float" office:value="0.773" calcext:value-type="float">
            <text:p>0.773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739" calcext:value-type="float">
            <text:p>0.739</text:p>
          </table:table-cell>
          <table:table-cell office:value-type="float" office:value="0.331" calcext:value-type="float">
            <text:p>0.331</text:p>
          </table:table-cell>
          <table:table-cell office:value-type="float" office:value="0.799" calcext:value-type="float">
            <text:p>0.799</text:p>
          </table:table-cell>
          <table:table-cell office:value-type="float" office:value="1.869" calcext:value-type="float">
            <text:p>1.86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747" calcext:value-type="float">
            <text:p>0.747</text:p>
          </table:table-cell>
          <table:table-cell office:value-type="float" office:value="0.34" calcext:value-type="float">
            <text:p>0.34</text:p>
          </table:table-cell>
          <table:table-cell office:value-type="float" office:value="0.787" calcext:value-type="float">
            <text:p>0.787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742" calcext:value-type="float">
            <text:p>0.742</text:p>
          </table:table-cell>
          <table:table-cell office:value-type="float" office:value="0.332" calcext:value-type="float">
            <text:p>0.332</text:p>
          </table:table-cell>
          <table:table-cell office:value-type="float" office:value="0.789" calcext:value-type="float">
            <text:p>0.789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739" calcext:value-type="float">
            <text:p>0.739</text:p>
          </table:table-cell>
          <table:table-cell office:value-type="float" office:value="0.351" calcext:value-type="float">
            <text:p>0.351</text:p>
          </table:table-cell>
          <table:table-cell office:value-type="float" office:value="0.768" calcext:value-type="float">
            <text:p>0.768</text:p>
          </table:table-cell>
          <table:table-cell office:value-type="float" office:value="1.858" calcext:value-type="float">
            <text:p>1.85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736" calcext:value-type="float">
            <text:p>0.7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754" calcext:value-type="float">
            <text:p>0.754</text:p>
          </table:table-cell>
          <table:table-cell office:value-type="float" office:value="1.845" calcext:value-type="float">
            <text:p>1.84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67" calcext:value-type="float">
            <text:p>0.767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5" calcext:value-type="float">
            <text:p>0.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786" calcext:value-type="float">
            <text:p>0.786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38" calcext:value-type="float">
            <text:p>0.338</text:p>
          </table:table-cell>
          <table:table-cell office:value-type="float" office:value="0.784" calcext:value-type="float">
            <text:p>0.784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734" calcext:value-type="float">
            <text:p>0.734</text:p>
          </table:table-cell>
          <table:table-cell office:value-type="float" office:value="0.33" calcext:value-type="float">
            <text:p>0.33</text:p>
          </table:table-cell>
          <table:table-cell office:value-type="float" office:value="0.791" calcext:value-type="float">
            <text:p>0.791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73" calcext:value-type="float">
            <text:p>0.73</text:p>
          </table:table-cell>
          <table:table-cell office:value-type="float" office:value="0.325" calcext:value-type="float">
            <text:p>0.325</text:p>
          </table:table-cell>
          <table:table-cell office:value-type="float" office:value="0.797" calcext:value-type="float">
            <text:p>0.797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346" calcext:value-type="float">
            <text:p>0.346</text:p>
          </table:table-cell>
          <table:table-cell office:value-type="float" office:value="0.796" calcext:value-type="float">
            <text:p>0.796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741" calcext:value-type="float">
            <text:p>0.741</text:p>
          </table:table-cell>
          <table:table-cell office:value-type="float" office:value="0.328" calcext:value-type="float">
            <text:p>0.328</text:p>
          </table:table-cell>
          <table:table-cell office:value-type="float" office:value="0.768" calcext:value-type="float">
            <text:p>0.768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739" calcext:value-type="float">
            <text:p>0.739</text:p>
          </table:table-cell>
          <table:table-cell office:value-type="float" office:value="0.33" calcext:value-type="float">
            <text:p>0.33</text:p>
          </table:table-cell>
          <table:table-cell office:value-type="float" office:value="0.787" calcext:value-type="float">
            <text:p>0.787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747" calcext:value-type="float">
            <text:p>0.747</text:p>
          </table:table-cell>
          <table:table-cell office:value-type="float" office:value="0.352" calcext:value-type="float">
            <text:p>0.352</text:p>
          </table:table-cell>
          <table:table-cell office:value-type="float" office:value="0.78" calcext:value-type="float">
            <text:p>0.78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742" calcext:value-type="float">
            <text:p>0.742</text:p>
          </table:table-cell>
          <table:table-cell office:value-type="float" office:value="0.323" calcext:value-type="float">
            <text:p>0.323</text:p>
          </table:table-cell>
          <table:table-cell office:value-type="float" office:value="0.777" calcext:value-type="float">
            <text:p>0.777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749" calcext:value-type="float">
            <text:p>0.749</text:p>
          </table:table-cell>
          <table:table-cell office:value-type="float" office:value="0.34" calcext:value-type="float">
            <text:p>0.34</text:p>
          </table:table-cell>
          <table:table-cell office:value-type="float" office:value="0.765" calcext:value-type="float">
            <text:p>0.765</text:p>
          </table:table-cell>
          <table:table-cell office:value-type="float" office:value="1.854" calcext:value-type="float">
            <text:p>1.85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7" calcext:value-type="float">
            <text:p>0.327</text:p>
          </table:table-cell>
          <table:table-cell office:value-type="float" office:value="0.787" calcext:value-type="float">
            <text:p>0.787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27" calcext:value-type="float">
            <text:p>0.327</text:p>
          </table:table-cell>
          <table:table-cell office:value-type="float" office:value="0.794" calcext:value-type="float">
            <text:p>0.794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729" calcext:value-type="float">
            <text:p>0.729</text:p>
          </table:table-cell>
          <table:table-cell office:value-type="float" office:value="0.321" calcext:value-type="float">
            <text:p>0.321</text:p>
          </table:table-cell>
          <table:table-cell office:value-type="float" office:value="0.773" calcext:value-type="float">
            <text:p>0.773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15" calcext:value-type="float">
            <text:p>0.315</text:p>
          </table:table-cell>
          <table:table-cell office:value-type="float" office:value="0.783" calcext:value-type="float">
            <text:p>0.783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" calcext:value-type="float">
            <text:p>0.32</text:p>
          </table:table-cell>
          <table:table-cell office:value-type="float" office:value="0.778" calcext:value-type="float">
            <text:p>0.778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729" calcext:value-type="float">
            <text:p>0.729</text:p>
          </table:table-cell>
          <table:table-cell office:value-type="float" office:value="0.318" calcext:value-type="float">
            <text:p>0.318</text:p>
          </table:table-cell>
          <table:table-cell office:value-type="float" office:value="0.785" calcext:value-type="float">
            <text:p>0.785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45" calcext:value-type="float">
            <text:p>0.745</text:p>
          </table:table-cell>
          <table:table-cell office:value-type="float" office:value="0.318" calcext:value-type="float">
            <text:p>0.318</text:p>
          </table:table-cell>
          <table:table-cell office:value-type="float" office:value="0.785" calcext:value-type="float">
            <text:p>0.785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39" calcext:value-type="float">
            <text:p>0.339</text:p>
          </table:table-cell>
          <table:table-cell office:value-type="float" office:value="0.76" calcext:value-type="float">
            <text:p>0.76</text:p>
          </table:table-cell>
          <table:table-cell office:value-type="float" office:value="1.853" calcext:value-type="float">
            <text:p>1.8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742" calcext:value-type="float">
            <text:p>0.742</text:p>
          </table:table-cell>
          <table:table-cell office:value-type="float" office:value="0.328" calcext:value-type="float">
            <text:p>0.328</text:p>
          </table:table-cell>
          <table:table-cell office:value-type="float" office:value="0.789" calcext:value-type="float">
            <text:p>0.789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73" calcext:value-type="float">
            <text:p>0.73</text:p>
          </table:table-cell>
          <table:table-cell office:value-type="float" office:value="0.315" calcext:value-type="float">
            <text:p>0.315</text:p>
          </table:table-cell>
          <table:table-cell office:value-type="float" office:value="0.791" calcext:value-type="float">
            <text:p>0.791</text:p>
          </table:table-cell>
          <table:table-cell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742" calcext:value-type="float">
            <text:p>0.74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65" calcext:value-type="float">
            <text:p>0.765</text:p>
          </table:table-cell>
          <table:table-cell office:value-type="float" office:value="1.833" calcext:value-type="float">
            <text:p>1.83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739" calcext:value-type="float">
            <text:p>0.739</text:p>
          </table:table-cell>
          <table:table-cell office:value-type="float" office:value="0.343" calcext:value-type="float">
            <text:p>0.343</text:p>
          </table:table-cell>
          <table:table-cell office:value-type="float" office:value="0.761" calcext:value-type="float">
            <text:p>0.761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74" calcext:value-type="float">
            <text:p>0.74</text:p>
          </table:table-cell>
          <table:table-cell office:value-type="float" office:value="0.32" calcext:value-type="float">
            <text:p>0.32</text:p>
          </table:table-cell>
          <table:table-cell office:value-type="float" office:value="0.8" calcext:value-type="float">
            <text:p>0.8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11" calcext:value-type="float">
            <text:p>0.311</text:p>
          </table:table-cell>
          <table:table-cell office:value-type="float" office:value="0.796" calcext:value-type="float">
            <text:p>0.796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742" calcext:value-type="float">
            <text:p>0.742</text:p>
          </table:table-cell>
          <table:table-cell office:value-type="float" office:value="0.34" calcext:value-type="float">
            <text:p>0.34</text:p>
          </table:table-cell>
          <table:table-cell office:value-type="float" office:value="0.801" calcext:value-type="float">
            <text:p>0.801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739" calcext:value-type="float">
            <text:p>0.739</text:p>
          </table:table-cell>
          <table:table-cell office:value-type="float" office:value="0.306" calcext:value-type="float">
            <text:p>0.306</text:p>
          </table:table-cell>
          <table:table-cell office:value-type="float" office:value="0.79" calcext:value-type="float">
            <text:p>0.79</text:p>
          </table:table-cell>
          <table:table-cell office:value-type="float" office:value="1.835" calcext:value-type="float">
            <text:p>1.83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738" calcext:value-type="float">
            <text:p>0.738</text:p>
          </table:table-cell>
          <table:table-cell office:value-type="float" office:value="0.319" calcext:value-type="float">
            <text:p>0.319</text:p>
          </table:table-cell>
          <table:table-cell office:value-type="float" office:value="0.785" calcext:value-type="float">
            <text:p>0.785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728" calcext:value-type="float">
            <text:p>0.728</text:p>
          </table:table-cell>
          <table:table-cell office:value-type="float" office:value="0.305" calcext:value-type="float">
            <text:p>0.305</text:p>
          </table:table-cell>
          <table:table-cell office:value-type="float" office:value="0.78" calcext:value-type="float">
            <text:p>0.78</text:p>
          </table:table-cell>
          <table:table-cell office:value-type="float" office:value="1.813" calcext:value-type="float">
            <text:p>1.8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738" calcext:value-type="float">
            <text:p>0.738</text:p>
          </table:table-cell>
          <table:table-cell office:value-type="float" office:value="0.304" calcext:value-type="float">
            <text:p>0.304</text:p>
          </table:table-cell>
          <table:table-cell office:value-type="float" office:value="0.766" calcext:value-type="float">
            <text:p>0.766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18" calcext:value-type="float">
            <text:p>0.318</text:p>
          </table:table-cell>
          <table:table-cell office:value-type="float" office:value="0.78" calcext:value-type="float">
            <text:p>0.78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729" calcext:value-type="float">
            <text:p>0.729</text:p>
          </table:table-cell>
          <table:table-cell office:value-type="float" office:value="0.303" calcext:value-type="float">
            <text:p>0.303</text:p>
          </table:table-cell>
          <table:table-cell office:value-type="float" office:value="0.783" calcext:value-type="float">
            <text:p>0.783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744" calcext:value-type="float">
            <text:p>0.744</text:p>
          </table:table-cell>
          <table:table-cell office:value-type="float" office:value="0.309" calcext:value-type="float">
            <text:p>0.309</text:p>
          </table:table-cell>
          <table:table-cell office:value-type="float" office:value="0.802" calcext:value-type="float">
            <text:p>0.802</text:p>
          </table:table-cell>
          <table:table-cell office:value-type="float" office:value="1.855" calcext:value-type="float">
            <text:p>1.85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734" calcext:value-type="float">
            <text:p>0.734</text:p>
          </table:table-cell>
          <table:table-cell office:value-type="float" office:value="0.307" calcext:value-type="float">
            <text:p>0.307</text:p>
          </table:table-cell>
          <table:table-cell office:value-type="float" office:value="0.771" calcext:value-type="float">
            <text:p>0.771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738" calcext:value-type="float">
            <text:p>0.738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1.827" calcext:value-type="float">
            <text:p>1.82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734" calcext:value-type="float">
            <text:p>0.734</text:p>
          </table:table-cell>
          <table:table-cell office:value-type="float" office:value="0.303" calcext:value-type="float">
            <text:p>0.303</text:p>
          </table:table-cell>
          <table:table-cell office:value-type="float" office:value="0.788" calcext:value-type="float">
            <text:p>0.788</text:p>
          </table:table-cell>
          <table:table-cell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09" calcext:value-type="float">
            <text:p>0.309</text:p>
          </table:table-cell>
          <table:table-cell office:value-type="float" office:value="0.788" calcext:value-type="float">
            <text:p>0.788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749" calcext:value-type="float">
            <text:p>0.749</text:p>
          </table:table-cell>
          <table:table-cell office:value-type="float" office:value="0.316" calcext:value-type="float">
            <text:p>0.316</text:p>
          </table:table-cell>
          <table:table-cell office:value-type="float" office:value="0.807" calcext:value-type="float">
            <text:p>0.807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744" calcext:value-type="float">
            <text:p>0.744</text:p>
          </table:table-cell>
          <table:table-cell office:value-type="float" office:value="0.322" calcext:value-type="float">
            <text:p>0.322</text:p>
          </table:table-cell>
          <table:table-cell office:value-type="float" office:value="0.806" calcext:value-type="float">
            <text:p>0.806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734" calcext:value-type="float">
            <text:p>0.734</text:p>
          </table:table-cell>
          <table:table-cell office:value-type="float" office:value="0.299" calcext:value-type="float">
            <text:p>0.299</text:p>
          </table:table-cell>
          <table:table-cell office:value-type="float" office:value="0.799" calcext:value-type="float">
            <text:p>0.799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07" calcext:value-type="float">
            <text:p>0.307</text:p>
          </table:table-cell>
          <table:table-cell office:value-type="float" office:value="0.791" calcext:value-type="float">
            <text:p>0.791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746" calcext:value-type="float">
            <text:p>0.746</text:p>
          </table:table-cell>
          <table:table-cell office:value-type="float" office:value="0.353" calcext:value-type="float">
            <text:p>0.353</text:p>
          </table:table-cell>
          <table:table-cell office:value-type="float" office:value="0.791" calcext:value-type="float">
            <text:p>0.79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74" calcext:value-type="float">
            <text:p>0.74</text:p>
          </table:table-cell>
          <table:table-cell office:value-type="float" office:value="0.293" calcext:value-type="float">
            <text:p>0.293</text:p>
          </table:table-cell>
          <table:table-cell office:value-type="float" office:value="0.793" calcext:value-type="float">
            <text:p>0.793</text:p>
          </table:table-cell>
          <table:table-cell office:value-type="float" office:value="1.826" calcext:value-type="float">
            <text:p>1.82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753" calcext:value-type="float">
            <text:p>0.7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789" calcext:value-type="float">
            <text:p>0.789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738" calcext:value-type="float">
            <text:p>0.738</text:p>
          </table:table-cell>
          <table:table-cell office:value-type="float" office:value="0.296" calcext:value-type="float">
            <text:p>0.296</text:p>
          </table:table-cell>
          <table:table-cell office:value-type="float" office:value="0.788" calcext:value-type="float">
            <text:p>0.788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0" office:value-type="float" office:value="0.746" calcext:value-type="float">
            <text:p>0.746</text:p>
          </table:table-cell>
          <table:table-cell table:style-name="ce16" office:value-type="float" office:value="0.322" calcext:value-type="float">
            <text:p>0.322</text:p>
          </table:table-cell>
          <table:table-cell table:style-name="ce20" office:value-type="float" office:value="0.79" calcext:value-type="float">
            <text:p>0.79</text:p>
          </table:table-cell>
          <table:table-cell table:style-name="ce26" office:value-type="float" office:value="1.858" calcext:value-type="float">
            <text:p>1.858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1" office:value-type="float" office:value="151.786" calcext:value-type="float">
            <text:p>151.786</text:p>
          </table:table-cell>
          <table:table-cell table:style-name="ce17" office:value-type="float" office:value="88.299" calcext:value-type="float">
            <text:p>88.299</text:p>
          </table:table-cell>
          <table:table-cell table:style-name="ce21" office:value-type="float" office:value="160.173" calcext:value-type="float">
            <text:p>160.173</text:p>
          </table:table-cell>
          <table:table-cell table:style-name="ce27" office:value-type="float" office:value="400.258" calcext:value-type="float">
            <text:p>400.258</text:p>
          </table:table-cell>
        </table:table-row>
      </table:table>
      <table:named-expressions/>
      <table:database-ranges>
        <table:database-range table:name="__Anonymous_Sheet_DB__0" table:target-range-address="Sheet1.A1:Sheet1.C601" table:display-filter-buttons="true"/>
      </table:database-ranges>
      <table:data-pilot-tables>
        <table:data-pilot-table table:name="DataPilot1" table:application-data="" table:target-range-address="'Pivot Table_Sheet1_1'.A1:'Pivot Table_Sheet1_1'.E203" table:buttons="'Pivot Table_Sheet1_1'.A2 'Pivot Table_Sheet1_1'.B1" table:show-filter-button="false" table:drill-down-on-double-click="false">
          <table:source-cell-range table:cell-range-address="Sheet1.A1:Sheet1.C6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T" table:orientation="column" table:used-hierarchy="0" table:function="auto">
            <table:data-pilot-level table:show-empty="false" calcext:repeat-item-labels="false">
              <table:data-pilot-members>
                <table:data-pilot-member table:name="TEST" table:display="true" table:show-details="true"/>
                <table:data-pilot-member table:name="TRAIN" table:display="true" table:show-details="true"/>
                <table:data-pilot-member table:name="VALI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POCH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6" table:display="true" table:show-details="true"/>
                <table:data-pilot-member table:name="11" table:display="true" table:show-details="true"/>
                <table:data-pilot-member table:name="16" table:display="true" table:show-details="true"/>
                <table:data-pilot-member table:name="21" table:display="true" table:show-details="true"/>
                <table:data-pilot-member table:name="26" table:display="true" table:show-details="true"/>
                <table:data-pilot-member table:name="31" table:display="true" table:show-details="true"/>
                <table:data-pilot-member table:name="36" table:display="true" table:show-details="true"/>
                <table:data-pilot-member table:name="41" table:display="true" table:show-details="true"/>
                <table:data-pilot-member table:name="46" table:display="true" table:show-details="true"/>
                <table:data-pilot-member table:name="51" table:display="true" table:show-details="true"/>
                <table:data-pilot-member table:name="56" table:display="true" table:show-details="true"/>
                <table:data-pilot-member table:name="61" table:display="true" table:show-details="true"/>
                <table:data-pilot-member table:name="66" table:display="true" table:show-details="true"/>
                <table:data-pilot-member table:name="71" table:display="true" table:show-details="true"/>
                <table:data-pilot-member table:name="76" table:display="true" table:show-details="true"/>
                <table:data-pilot-member table:name="81" table:display="true" table:show-details="true"/>
                <table:data-pilot-member table:name="86" table:display="true" table:show-details="true"/>
                <table:data-pilot-member table:name="91" table:display="true" table:show-details="true"/>
                <table:data-pilot-member table:name="96" table:display="true" table:show-details="true"/>
                <table:data-pilot-member table:name="101" table:display="true" table:show-details="true"/>
                <table:data-pilot-member table:name="106" table:display="true" table:show-details="true"/>
                <table:data-pilot-member table:name="111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26" table:display="true" table:show-details="true"/>
                <table:data-pilot-member table:name="131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6" table:display="true" table:show-details="true"/>
                <table:data-pilot-member table:name="151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166" table:display="true" table:show-details="true"/>
                <table:data-pilot-member table:name="171" table:display="true" table:show-details="true"/>
                <table:data-pilot-member table:name="176" table:display="true" table:show-details="true"/>
                <table:data-pilot-member table:name="181" table:display="true" table:show-details="true"/>
                <table:data-pilot-member table:name="186" table:display="true" table:show-details="true"/>
                <table:data-pilot-member table:name="191" table:display="true" table:show-details="true"/>
                <table:data-pilot-member table:name="196" table:display="true" table:show-details="true"/>
                <table:data-pilot-member table:name="201" table:display="true" table:show-details="true"/>
                <table:data-pilot-member table:name="206" table:display="true" table:show-details="true"/>
                <table:data-pilot-member table:name="211" table:display="true" table:show-details="true"/>
                <table:data-pilot-member table:name="216" table:display="true" table:show-details="true"/>
                <table:data-pilot-member table:name="221" table:display="true" table:show-details="true"/>
                <table:data-pilot-member table:name="226" table:display="true" table:show-details="true"/>
                <table:data-pilot-member table:name="231" table:display="true" table:show-details="true"/>
                <table:data-pilot-member table:name="236" table:display="true" table:show-details="true"/>
                <table:data-pilot-member table:name="241" table:display="true" table:show-details="true"/>
                <table:data-pilot-member table:name="246" table:display="true" table:show-details="true"/>
                <table:data-pilot-member table:name="251" table:display="true" table:show-details="true"/>
                <table:data-pilot-member table:name="256" table:display="true" table:show-details="true"/>
                <table:data-pilot-member table:name="261" table:display="true" table:show-details="true"/>
                <table:data-pilot-member table:name="266" table:display="true" table:show-details="true"/>
                <table:data-pilot-member table:name="271" table:display="true" table:show-details="true"/>
                <table:data-pilot-member table:name="276" table:display="true" table:show-details="true"/>
                <table:data-pilot-member table:name="281" table:display="true" table:show-details="true"/>
                <table:data-pilot-member table:name="286" table:display="true" table:show-details="true"/>
                <table:data-pilot-member table:name="291" table:display="true" table:show-details="true"/>
                <table:data-pilot-member table:name="296" table:display="true" table:show-details="true"/>
                <table:data-pilot-member table:name="301" table:display="true" table:show-details="true"/>
                <table:data-pilot-member table:name="306" table:display="true" table:show-details="true"/>
                <table:data-pilot-member table:name="311" table:display="true" table:show-details="true"/>
                <table:data-pilot-member table:name="316" table:display="true" table:show-details="true"/>
                <table:data-pilot-member table:name="321" table:display="true" table:show-details="true"/>
                <table:data-pilot-member table:name="326" table:display="true" table:show-details="true"/>
                <table:data-pilot-member table:name="331" table:display="true" table:show-details="true"/>
                <table:data-pilot-member table:name="336" table:display="true" table:show-details="true"/>
                <table:data-pilot-member table:name="341" table:display="true" table:show-details="true"/>
                <table:data-pilot-member table:name="346" table:display="true" table:show-details="true"/>
                <table:data-pilot-member table:name="351" table:display="true" table:show-details="true"/>
                <table:data-pilot-member table:name="356" table:display="true" table:show-details="true"/>
                <table:data-pilot-member table:name="361" table:display="true" table:show-details="true"/>
                <table:data-pilot-member table:name="366" table:display="true" table:show-details="true"/>
                <table:data-pilot-member table:name="371" table:display="true" table:show-details="true"/>
                <table:data-pilot-member table:name="376" table:display="true" table:show-details="true"/>
                <table:data-pilot-member table:name="381" table:display="true" table:show-details="true"/>
                <table:data-pilot-member table:name="386" table:display="true" table:show-details="true"/>
                <table:data-pilot-member table:name="391" table:display="true" table:show-details="true"/>
                <table:data-pilot-member table:name="396" table:display="true" table:show-details="true"/>
                <table:data-pilot-member table:name="401" table:display="true" table:show-details="true"/>
                <table:data-pilot-member table:name="406" table:display="true" table:show-details="true"/>
                <table:data-pilot-member table:name="411" table:display="true" table:show-details="true"/>
                <table:data-pilot-member table:name="416" table:display="true" table:show-details="true"/>
                <table:data-pilot-member table:name="421" table:display="true" table:show-details="true"/>
                <table:data-pilot-member table:name="426" table:display="true" table:show-details="true"/>
                <table:data-pilot-member table:name="431" table:display="true" table:show-details="true"/>
                <table:data-pilot-member table:name="436" table:display="true" table:show-details="true"/>
                <table:data-pilot-member table:name="441" table:display="true" table:show-details="true"/>
                <table:data-pilot-member table:name="446" table:display="true" table:show-details="true"/>
                <table:data-pilot-member table:name="451" table:display="true" table:show-details="true"/>
                <table:data-pilot-member table:name="456" table:display="true" table:show-details="true"/>
                <table:data-pilot-member table:name="461" table:display="true" table:show-details="true"/>
                <table:data-pilot-member table:name="466" table:display="true" table:show-details="true"/>
                <table:data-pilot-member table:name="471" table:display="true" table:show-details="true"/>
                <table:data-pilot-member table:name="476" table:display="true" table:show-details="true"/>
                <table:data-pilot-member table:name="481" table:display="true" table:show-details="true"/>
                <table:data-pilot-member table:name="486" table:display="true" table:show-details="true"/>
                <table:data-pilot-member table:name="491" table:display="true" table:show-details="true"/>
                <table:data-pilot-member table:name="496" table:display="true" table:show-details="true"/>
                <table:data-pilot-member table:name="501" table:display="true" table:show-details="true"/>
                <table:data-pilot-member table:name="506" table:display="true" table:show-details="true"/>
                <table:data-pilot-member table:name="511" table:display="true" table:show-details="true"/>
                <table:data-pilot-member table:name="516" table:display="true" table:show-details="true"/>
                <table:data-pilot-member table:name="521" table:display="true" table:show-details="true"/>
                <table:data-pilot-member table:name="526" table:display="true" table:show-details="true"/>
                <table:data-pilot-member table:name="531" table:display="true" table:show-details="true"/>
                <table:data-pilot-member table:name="536" table:display="true" table:show-details="true"/>
                <table:data-pilot-member table:name="541" table:display="true" table:show-details="true"/>
                <table:data-pilot-member table:name="546" table:display="true" table:show-details="true"/>
                <table:data-pilot-member table:name="551" table:display="true" table:show-details="true"/>
                <table:data-pilot-member table:name="556" table:display="true" table:show-details="true"/>
                <table:data-pilot-member table:name="561" table:display="true" table:show-details="true"/>
                <table:data-pilot-member table:name="566" table:display="true" table:show-details="true"/>
                <table:data-pilot-member table:name="571" table:display="true" table:show-details="true"/>
                <table:data-pilot-member table:name="576" table:display="true" table:show-details="true"/>
                <table:data-pilot-member table:name="581" table:display="true" table:show-details="true"/>
                <table:data-pilot-member table:name="586" table:display="true" table:show-details="true"/>
                <table:data-pilot-member table:name="591" table:display="true" table:show-details="true"/>
                <table:data-pilot-member table:name="596" table:display="true" table:show-details="true"/>
                <table:data-pilot-member table:name="601" table:display="true" table:show-details="true"/>
                <table:data-pilot-member table:name="606" table:display="true" table:show-details="true"/>
                <table:data-pilot-member table:name="611" table:display="true" table:show-details="true"/>
                <table:data-pilot-member table:name="616" table:display="true" table:show-details="true"/>
                <table:data-pilot-member table:name="621" table:display="true" table:show-details="true"/>
                <table:data-pilot-member table:name="626" table:display="true" table:show-details="true"/>
                <table:data-pilot-member table:name="631" table:display="true" table:show-details="true"/>
                <table:data-pilot-member table:name="636" table:display="true" table:show-details="true"/>
                <table:data-pilot-member table:name="641" table:display="true" table:show-details="true"/>
                <table:data-pilot-member table:name="646" table:display="true" table:show-details="true"/>
                <table:data-pilot-member table:name="651" table:display="true" table:show-details="true"/>
                <table:data-pilot-member table:name="656" table:display="true" table:show-details="true"/>
                <table:data-pilot-member table:name="661" table:display="true" table:show-details="true"/>
                <table:data-pilot-member table:name="666" table:display="true" table:show-details="true"/>
                <table:data-pilot-member table:name="671" table:display="true" table:show-details="true"/>
                <table:data-pilot-member table:name="676" table:display="true" table:show-details="true"/>
                <table:data-pilot-member table:name="681" table:display="true" table:show-details="true"/>
                <table:data-pilot-member table:name="686" table:display="true" table:show-details="true"/>
                <table:data-pilot-member table:name="691" table:display="true" table:show-details="true"/>
                <table:data-pilot-member table:name="696" table:display="true" table:show-details="true"/>
                <table:data-pilot-member table:name="701" table:display="true" table:show-details="true"/>
                <table:data-pilot-member table:name="706" table:display="true" table:show-details="true"/>
                <table:data-pilot-member table:name="711" table:display="true" table:show-details="true"/>
                <table:data-pilot-member table:name="716" table:display="true" table:show-details="true"/>
                <table:data-pilot-member table:name="721" table:display="true" table:show-details="true"/>
                <table:data-pilot-member table:name="726" table:display="true" table:show-details="true"/>
                <table:data-pilot-member table:name="731" table:display="true" table:show-details="true"/>
                <table:data-pilot-member table:name="736" table:display="true" table:show-details="true"/>
                <table:data-pilot-member table:name="741" table:display="true" table:show-details="true"/>
                <table:data-pilot-member table:name="746" table:display="true" table:show-details="true"/>
                <table:data-pilot-member table:name="751" table:display="true" table:show-details="true"/>
                <table:data-pilot-member table:name="756" table:display="true" table:show-details="true"/>
                <table:data-pilot-member table:name="761" table:display="true" table:show-details="true"/>
                <table:data-pilot-member table:name="766" table:display="true" table:show-details="true"/>
                <table:data-pilot-member table:name="771" table:display="true" table:show-details="true"/>
                <table:data-pilot-member table:name="776" table:display="true" table:show-details="true"/>
                <table:data-pilot-member table:name="781" table:display="true" table:show-details="true"/>
                <table:data-pilot-member table:name="786" table:display="true" table:show-details="true"/>
                <table:data-pilot-member table:name="791" table:display="true" table:show-details="true"/>
                <table:data-pilot-member table:name="796" table:display="true" table:show-details="true"/>
                <table:data-pilot-member table:name="801" table:display="true" table:show-details="true"/>
                <table:data-pilot-member table:name="806" table:display="true" table:show-details="true"/>
                <table:data-pilot-member table:name="811" table:display="true" table:show-details="true"/>
                <table:data-pilot-member table:name="816" table:display="true" table:show-details="true"/>
                <table:data-pilot-member table:name="821" table:display="true" table:show-details="true"/>
                <table:data-pilot-member table:name="826" table:display="true" table:show-details="true"/>
                <table:data-pilot-member table:name="831" table:display="true" table:show-details="true"/>
                <table:data-pilot-member table:name="836" table:display="true" table:show-details="true"/>
                <table:data-pilot-member table:name="841" table:display="true" table:show-details="true"/>
                <table:data-pilot-member table:name="846" table:display="true" table:show-details="true"/>
                <table:data-pilot-member table:name="851" table:display="true" table:show-details="true"/>
                <table:data-pilot-member table:name="856" table:display="true" table:show-details="true"/>
                <table:data-pilot-member table:name="861" table:display="true" table:show-details="true"/>
                <table:data-pilot-member table:name="866" table:display="true" table:show-details="true"/>
                <table:data-pilot-member table:name="871" table:display="true" table:show-details="true"/>
                <table:data-pilot-member table:name="876" table:display="true" table:show-details="true"/>
                <table:data-pilot-member table:name="881" table:display="true" table:show-details="true"/>
                <table:data-pilot-member table:name="886" table:display="true" table:show-details="true"/>
                <table:data-pilot-member table:name="891" table:display="true" table:show-details="true"/>
                <table:data-pilot-member table:name="896" table:display="true" table:show-details="true"/>
                <table:data-pilot-member table:name="901" table:display="true" table:show-details="true"/>
                <table:data-pilot-member table:name="906" table:display="true" table:show-details="true"/>
                <table:data-pilot-member table:name="911" table:display="true" table:show-details="true"/>
                <table:data-pilot-member table:name="916" table:display="true" table:show-details="true"/>
                <table:data-pilot-member table:name="921" table:display="true" table:show-details="true"/>
                <table:data-pilot-member table:name="926" table:display="true" table:show-details="true"/>
                <table:data-pilot-member table:name="931" table:display="true" table:show-details="true"/>
                <table:data-pilot-member table:name="936" table:display="true" table:show-details="true"/>
                <table:data-pilot-member table:name="941" table:display="true" table:show-details="true"/>
                <table:data-pilot-member table:name="946" table:display="true" table:show-details="true"/>
                <table:data-pilot-member table:name="951" table:display="true" table:show-details="true"/>
                <table:data-pilot-member table:name="956" table:display="true" table:show-details="true"/>
                <table:data-pilot-member table:name="961" table:display="true" table:show-details="true"/>
                <table:data-pilot-member table:name="966" table:display="true" table:show-details="true"/>
                <table:data-pilot-member table:name="971" table:display="true" table:show-details="true"/>
                <table:data-pilot-member table:name="976" table:display="true" table:show-details="true"/>
                <table:data-pilot-member table:name="981" table:display="true" table:show-details="true"/>
                <table:data-pilot-member table:name="986" table:display="true" table:show-details="true"/>
                <table:data-pilot-member table:name="991" table:display="true" table:show-details="true"/>
                <table:data-pilot-member table:name="9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MSE" table:orientation="data" table:used-hierarchy="0" table:function="sum">
            <table:data-pilot-level table:show-empty="false" calcext:repeat-item-labels="false">
              <table:data-pilot-members>
                <table:data-pilot-member table:name="0.293" table:display="true" table:show-details="true"/>
                <table:data-pilot-member table:name="0.296" table:display="true" table:show-details="true"/>
                <table:data-pilot-member table:name="0.299" table:display="true" table:show-details="true"/>
                <table:data-pilot-member table:name="0.301" table:display="true" table:show-details="true"/>
                <table:data-pilot-member table:name="0.303" table:display="true" table:show-details="true"/>
                <table:data-pilot-member table:name="0.304" table:display="true" table:show-details="true"/>
                <table:data-pilot-member table:name="0.305" table:display="true" table:show-details="true"/>
                <table:data-pilot-member table:name="0.306" table:display="true" table:show-details="true"/>
                <table:data-pilot-member table:name="0.307" table:display="true" table:show-details="true"/>
                <table:data-pilot-member table:name="0.309" table:display="true" table:show-details="true"/>
                <table:data-pilot-member table:name="0.311" table:display="true" table:show-details="true"/>
                <table:data-pilot-member table:name="0.315" table:display="true" table:show-details="true"/>
                <table:data-pilot-member table:name="0.316" table:display="true" table:show-details="true"/>
                <table:data-pilot-member table:name="0.318" table:display="true" table:show-details="true"/>
                <table:data-pilot-member table:name="0.319" table:display="true" table:show-details="true"/>
                <table:data-pilot-member table:name="0.32" table:display="true" table:show-details="true"/>
                <table:data-pilot-member table:name="0.321" table:display="true" table:show-details="true"/>
                <table:data-pilot-member table:name="0.322" table:display="true" table:show-details="true"/>
                <table:data-pilot-member table:name="0.323" table:display="true" table:show-details="true"/>
                <table:data-pilot-member table:name="0.325" table:display="true" table:show-details="true"/>
                <table:data-pilot-member table:name="0.326" table:display="true" table:show-details="true"/>
                <table:data-pilot-member table:name="0.327" table:display="true" table:show-details="true"/>
                <table:data-pilot-member table:name="0.328" table:display="true" table:show-details="true"/>
                <table:data-pilot-member table:name="0.33" table:display="true" table:show-details="true"/>
                <table:data-pilot-member table:name="0.331" table:display="true" table:show-details="true"/>
                <table:data-pilot-member table:name="0.332" table:display="true" table:show-details="true"/>
                <table:data-pilot-member table:name="0.333" table:display="true" table:show-details="true"/>
                <table:data-pilot-member table:name="0.336" table:display="true" table:show-details="true"/>
                <table:data-pilot-member table:name="0.338" table:display="true" table:show-details="true"/>
                <table:data-pilot-member table:name="0.339" table:display="true" table:show-details="true"/>
                <table:data-pilot-member table:name="0.34" table:display="true" table:show-details="true"/>
                <table:data-pilot-member table:name="0.341" table:display="true" table:show-details="true"/>
                <table:data-pilot-member table:name="0.342" table:display="true" table:show-details="true"/>
                <table:data-pilot-member table:name="0.343" table:display="true" table:show-details="true"/>
                <table:data-pilot-member table:name="0.346" table:display="true" table:show-details="true"/>
                <table:data-pilot-member table:name="0.347" table:display="true" table:show-details="true"/>
                <table:data-pilot-member table:name="0.348" table:display="true" table:show-details="true"/>
                <table:data-pilot-member table:name="0.349" table:display="true" table:show-details="true"/>
                <table:data-pilot-member table:name="0.351" table:display="true" table:show-details="true"/>
                <table:data-pilot-member table:name="0.352" table:display="true" table:show-details="true"/>
                <table:data-pilot-member table:name="0.353" table:display="true" table:show-details="true"/>
                <table:data-pilot-member table:name="0.355" table:display="true" table:show-details="true"/>
                <table:data-pilot-member table:name="0.356" table:display="true" table:show-details="true"/>
                <table:data-pilot-member table:name="0.357" table:display="true" table:show-details="true"/>
                <table:data-pilot-member table:name="0.358" table:display="true" table:show-details="true"/>
                <table:data-pilot-member table:name="0.361" table:display="true" table:show-details="true"/>
                <table:data-pilot-member table:name="0.362" table:display="true" table:show-details="true"/>
                <table:data-pilot-member table:name="0.365" table:display="true" table:show-details="true"/>
                <table:data-pilot-member table:name="0.366" table:display="true" table:show-details="true"/>
                <table:data-pilot-member table:name="0.369" table:display="true" table:show-details="true"/>
                <table:data-pilot-member table:name="0.371" table:display="true" table:show-details="true"/>
                <table:data-pilot-member table:name="0.373" table:display="true" table:show-details="true"/>
                <table:data-pilot-member table:name="0.376" table:display="true" table:show-details="true"/>
                <table:data-pilot-member table:name="0.378" table:display="true" table:show-details="true"/>
                <table:data-pilot-member table:name="0.38" table:display="true" table:show-details="true"/>
                <table:data-pilot-member table:name="0.381" table:display="true" table:show-details="true"/>
                <table:data-pilot-member table:name="0.383" table:display="true" table:show-details="true"/>
                <table:data-pilot-member table:name="0.385" table:display="true" table:show-details="true"/>
                <table:data-pilot-member table:name="0.387" table:display="true" table:show-details="true"/>
                <table:data-pilot-member table:name="0.388" table:display="true" table:show-details="true"/>
                <table:data-pilot-member table:name="0.389" table:display="true" table:show-details="true"/>
                <table:data-pilot-member table:name="0.393" table:display="true" table:show-details="true"/>
                <table:data-pilot-member table:name="0.397" table:display="true" table:show-details="true"/>
                <table:data-pilot-member table:name="0.399" table:display="true" table:show-details="true"/>
                <table:data-pilot-member table:name="0.401" table:display="true" table:show-details="true"/>
                <table:data-pilot-member table:name="0.402" table:display="true" table:show-details="true"/>
                <table:data-pilot-member table:name="0.404" table:display="true" table:show-details="true"/>
                <table:data-pilot-member table:name="0.405" table:display="true" table:show-details="true"/>
                <table:data-pilot-member table:name="0.406" table:display="true" table:show-details="true"/>
                <table:data-pilot-member table:name="0.407" table:display="true" table:show-details="true"/>
                <table:data-pilot-member table:name="0.408" table:display="true" table:show-details="true"/>
                <table:data-pilot-member table:name="0.411" table:display="true" table:show-details="true"/>
                <table:data-pilot-member table:name="0.412" table:display="true" table:show-details="true"/>
                <table:data-pilot-member table:name="0.415" table:display="true" table:show-details="true"/>
                <table:data-pilot-member table:name="0.417" table:display="true" table:show-details="true"/>
                <table:data-pilot-member table:name="0.418" table:display="true" table:show-details="true"/>
                <table:data-pilot-member table:name="0.42" table:display="true" table:show-details="true"/>
                <table:data-pilot-member table:name="0.422" table:display="true" table:show-details="true"/>
                <table:data-pilot-member table:name="0.427" table:display="true" table:show-details="true"/>
                <table:data-pilot-member table:name="0.428" table:display="true" table:show-details="true"/>
                <table:data-pilot-member table:name="0.433" table:display="true" table:show-details="true"/>
                <table:data-pilot-member table:name="0.434" table:display="true" table:show-details="true"/>
                <table:data-pilot-member table:name="0.435" table:display="true" table:show-details="true"/>
                <table:data-pilot-member table:name="0.437" table:display="true" table:show-details="true"/>
                <table:data-pilot-member table:name="0.442" table:display="true" table:show-details="true"/>
                <table:data-pilot-member table:name="0.445" table:display="true" table:show-details="true"/>
                <table:data-pilot-member table:name="0.446" table:display="true" table:show-details="true"/>
                <table:data-pilot-member table:name="0.449" table:display="true" table:show-details="true"/>
                <table:data-pilot-member table:name="0.45" table:display="true" table:show-details="true"/>
                <table:data-pilot-member table:name="0.456" table:display="true" table:show-details="true"/>
                <table:data-pilot-member table:name="0.458" table:display="true" table:show-details="true"/>
                <table:data-pilot-member table:name="0.461" table:display="true" table:show-details="true"/>
                <table:data-pilot-member table:name="0.464" table:display="true" table:show-details="true"/>
                <table:data-pilot-member table:name="0.465" table:display="true" table:show-details="true"/>
                <table:data-pilot-member table:name="0.467" table:display="true" table:show-details="true"/>
                <table:data-pilot-member table:name="0.469" table:display="true" table:show-details="true"/>
                <table:data-pilot-member table:name="0.47" table:display="true" table:show-details="true"/>
                <table:data-pilot-member table:name="0.471" table:display="true" table:show-details="true"/>
                <table:data-pilot-member table:name="0.472" table:display="true" table:show-details="true"/>
                <table:data-pilot-member table:name="0.473" table:display="true" table:show-details="true"/>
                <table:data-pilot-member table:name="0.474" table:display="true" table:show-details="true"/>
                <table:data-pilot-member table:name="0.475" table:display="true" table:show-details="true"/>
                <table:data-pilot-member table:name="0.479" table:display="true" table:show-details="true"/>
                <table:data-pilot-member table:name="0.48" table:display="true" table:show-details="true"/>
                <table:data-pilot-member table:name="0.481" table:display="true" table:show-details="true"/>
                <table:data-pilot-member table:name="0.485" table:display="true" table:show-details="true"/>
                <table:data-pilot-member table:name="0.486" table:display="true" table:show-details="true"/>
                <table:data-pilot-member table:name="0.492" table:display="true" table:show-details="true"/>
                <table:data-pilot-member table:name="0.496" table:display="true" table:show-details="true"/>
                <table:data-pilot-member table:name="0.498" table:display="true" table:show-details="true"/>
                <table:data-pilot-member table:name="0.501" table:display="true" table:show-details="true"/>
                <table:data-pilot-member table:name="0.505" table:display="true" table:show-details="true"/>
                <table:data-pilot-member table:name="0.515" table:display="true" table:show-details="true"/>
                <table:data-pilot-member table:name="0.516" table:display="true" table:show-details="true"/>
                <table:data-pilot-member table:name="0.523" table:display="true" table:show-details="true"/>
                <table:data-pilot-member table:name="0.526" table:display="true" table:show-details="true"/>
                <table:data-pilot-member table:name="0.527" table:display="true" table:show-details="true"/>
                <table:data-pilot-member table:name="0.529" table:display="true" table:show-details="true"/>
                <table:data-pilot-member table:name="0.531" table:display="true" table:show-details="true"/>
                <table:data-pilot-member table:name="0.536" table:display="true" table:show-details="true"/>
                <table:data-pilot-member table:name="0.537" table:display="true" table:show-details="true"/>
                <table:data-pilot-member table:name="0.543" table:display="true" table:show-details="true"/>
                <table:data-pilot-member table:name="0.55" table:display="true" table:show-details="true"/>
                <table:data-pilot-member table:name="0.551" table:display="true" table:show-details="true"/>
                <table:data-pilot-member table:name="0.557" table:display="true" table:show-details="true"/>
                <table:data-pilot-member table:name="0.564" table:display="true" table:show-details="true"/>
                <table:data-pilot-member table:name="0.567" table:display="true" table:show-details="true"/>
                <table:data-pilot-member table:name="0.568" table:display="true" table:show-details="true"/>
                <table:data-pilot-member table:name="0.575" table:display="true" table:show-details="true"/>
                <table:data-pilot-member table:name="0.587" table:display="true" table:show-details="true"/>
                <table:data-pilot-member table:name="0.596" table:display="true" table:show-details="true"/>
                <table:data-pilot-member table:name="0.601" table:display="true" table:show-details="true"/>
                <table:data-pilot-member table:name="0.612" table:display="true" table:show-details="true"/>
                <table:data-pilot-member table:name="0.615" table:display="true" table:show-details="true"/>
                <table:data-pilot-member table:name="0.626" table:display="true" table:show-details="true"/>
                <table:data-pilot-member table:name="0.628" table:display="true" table:show-details="true"/>
                <table:data-pilot-member table:name="0.632" table:display="true" table:show-details="true"/>
                <table:data-pilot-member table:name="0.635" table:display="true" table:show-details="true"/>
                <table:data-pilot-member table:name="0.638" table:display="true" table:show-details="true"/>
                <table:data-pilot-member table:name="0.652" table:display="true" table:show-details="true"/>
                <table:data-pilot-member table:name="0.653" table:display="true" table:show-details="true"/>
                <table:data-pilot-member table:name="0.658" table:display="true" table:show-details="true"/>
                <table:data-pilot-member table:name="0.674" table:display="true" table:show-details="true"/>
                <table:data-pilot-member table:name="0.684" table:display="true" table:show-details="true"/>
                <table:data-pilot-member table:name="0.69" table:display="true" table:show-details="true"/>
                <table:data-pilot-member table:name="0.706" table:display="true" table:show-details="true"/>
                <table:data-pilot-member table:name="0.721" table:display="true" table:show-details="true"/>
                <table:data-pilot-member table:name="0.722" table:display="true" table:show-details="true"/>
                <table:data-pilot-member table:name="0.724" table:display="true" table:show-details="true"/>
                <table:data-pilot-member table:name="0.725" table:display="true" table:show-details="true"/>
                <table:data-pilot-member table:name="0.728" table:display="true" table:show-details="true"/>
                <table:data-pilot-member table:name="0.729" table:display="true" table:show-details="true"/>
                <table:data-pilot-member table:name="0.73" table:display="true" table:show-details="true"/>
                <table:data-pilot-member table:name="0.731" table:display="true" table:show-details="true"/>
                <table:data-pilot-member table:name="0.733" table:display="true" table:show-details="true"/>
                <table:data-pilot-member table:name="0.734" table:display="true" table:show-details="true"/>
                <table:data-pilot-member table:name="0.735" table:display="true" table:show-details="true"/>
                <table:data-pilot-member table:name="0.736" table:display="true" table:show-details="true"/>
                <table:data-pilot-member table:name="0.737" table:display="true" table:show-details="true"/>
                <table:data-pilot-member table:name="0.738" table:display="true" table:show-details="true"/>
                <table:data-pilot-member table:name="0.739" table:display="true" table:show-details="true"/>
                <table:data-pilot-member table:name="0.74" table:display="true" table:show-details="true"/>
                <table:data-pilot-member table:name="0.741" table:display="true" table:show-details="true"/>
                <table:data-pilot-member table:name="0.742" table:display="true" table:show-details="true"/>
                <table:data-pilot-member table:name="0.743" table:display="true" table:show-details="true"/>
                <table:data-pilot-member table:name="0.744" table:display="true" table:show-details="true"/>
                <table:data-pilot-member table:name="0.745" table:display="true" table:show-details="true"/>
                <table:data-pilot-member table:name="0.746" table:display="true" table:show-details="true"/>
                <table:data-pilot-member table:name="0.747" table:display="true" table:show-details="true"/>
                <table:data-pilot-member table:name="0.748" table:display="true" table:show-details="true"/>
                <table:data-pilot-member table:name="0.749" table:display="true" table:show-details="true"/>
                <table:data-pilot-member table:name="0.75" table:display="true" table:show-details="true"/>
                <table:data-pilot-member table:name="0.752" table:display="true" table:show-details="true"/>
                <table:data-pilot-member table:name="0.753" table:display="true" table:show-details="true"/>
                <table:data-pilot-member table:name="0.754" table:display="true" table:show-details="true"/>
                <table:data-pilot-member table:name="0.755" table:display="true" table:show-details="true"/>
                <table:data-pilot-member table:name="0.756" table:display="true" table:show-details="true"/>
                <table:data-pilot-member table:name="0.757" table:display="true" table:show-details="true"/>
                <table:data-pilot-member table:name="0.758" table:display="true" table:show-details="true"/>
                <table:data-pilot-member table:name="0.759" table:display="true" table:show-details="true"/>
                <table:data-pilot-member table:name="0.76" table:display="true" table:show-details="true"/>
                <table:data-pilot-member table:name="0.761" table:display="true" table:show-details="true"/>
                <table:data-pilot-member table:name="0.762" table:display="true" table:show-details="true"/>
                <table:data-pilot-member table:name="0.763" table:display="true" table:show-details="true"/>
                <table:data-pilot-member table:name="0.764" table:display="true" table:show-details="true"/>
                <table:data-pilot-member table:name="0.765" table:display="true" table:show-details="true"/>
                <table:data-pilot-member table:name="0.766" table:display="true" table:show-details="true"/>
                <table:data-pilot-member table:name="0.767" table:display="true" table:show-details="true"/>
                <table:data-pilot-member table:name="0.768" table:display="true" table:show-details="true"/>
                <table:data-pilot-member table:name="0.769" table:display="true" table:show-details="true"/>
                <table:data-pilot-member table:name="0.77" table:display="true" table:show-details="true"/>
                <table:data-pilot-member table:name="0.771" table:display="true" table:show-details="true"/>
                <table:data-pilot-member table:name="0.772" table:display="true" table:show-details="true"/>
                <table:data-pilot-member table:name="0.773" table:display="true" table:show-details="true"/>
                <table:data-pilot-member table:name="0.774" table:display="true" table:show-details="true"/>
                <table:data-pilot-member table:name="0.775" table:display="true" table:show-details="true"/>
                <table:data-pilot-member table:name="0.776" table:display="true" table:show-details="true"/>
                <table:data-pilot-member table:name="0.777" table:display="true" table:show-details="true"/>
                <table:data-pilot-member table:name="0.778" table:display="true" table:show-details="true"/>
                <table:data-pilot-member table:name="0.779" table:display="true" table:show-details="true"/>
                <table:data-pilot-member table:name="0.78" table:display="true" table:show-details="true"/>
                <table:data-pilot-member table:name="0.781" table:display="true" table:show-details="true"/>
                <table:data-pilot-member table:name="0.782" table:display="true" table:show-details="true"/>
                <table:data-pilot-member table:name="0.783" table:display="true" table:show-details="true"/>
                <table:data-pilot-member table:name="0.784" table:display="true" table:show-details="true"/>
                <table:data-pilot-member table:name="0.785" table:display="true" table:show-details="true"/>
                <table:data-pilot-member table:name="0.786" table:display="true" table:show-details="true"/>
                <table:data-pilot-member table:name="0.787" table:display="true" table:show-details="true"/>
                <table:data-pilot-member table:name="0.788" table:display="true" table:show-details="true"/>
                <table:data-pilot-member table:name="0.789" table:display="true" table:show-details="true"/>
                <table:data-pilot-member table:name="0.79" table:display="true" table:show-details="true"/>
                <table:data-pilot-member table:name="0.791" table:display="true" table:show-details="true"/>
                <table:data-pilot-member table:name="0.792" table:display="true" table:show-details="true"/>
                <table:data-pilot-member table:name="0.793" table:display="true" table:show-details="true"/>
                <table:data-pilot-member table:name="0.794" table:display="true" table:show-details="true"/>
                <table:data-pilot-member table:name="0.795" table:display="true" table:show-details="true"/>
                <table:data-pilot-member table:name="0.796" table:display="true" table:show-details="true"/>
                <table:data-pilot-member table:name="0.797" table:display="true" table:show-details="true"/>
                <table:data-pilot-member table:name="0.798" table:display="true" table:show-details="true"/>
                <table:data-pilot-member table:name="0.799" table:display="true" table:show-details="true"/>
                <table:data-pilot-member table:name="0.8" table:display="true" table:show-details="true"/>
                <table:data-pilot-member table:name="0.801" table:display="true" table:show-details="true"/>
                <table:data-pilot-member table:name="0.802" table:display="true" table:show-details="true"/>
                <table:data-pilot-member table:name="0.803" table:display="true" table:show-details="true"/>
                <table:data-pilot-member table:name="0.804" table:display="true" table:show-details="true"/>
                <table:data-pilot-member table:name="0.805" table:display="true" table:show-details="true"/>
                <table:data-pilot-member table:name="0.806" table:display="true" table:show-details="true"/>
                <table:data-pilot-member table:name="0.807" table:display="true" table:show-details="true"/>
                <table:data-pilot-member table:name="0.808" table:display="true" table:show-details="true"/>
                <table:data-pilot-member table:name="0.809" table:display="true" table:show-details="true"/>
                <table:data-pilot-member table:name="0.81" table:display="true" table:show-details="true"/>
                <table:data-pilot-member table:name="0.811" table:display="true" table:show-details="true"/>
                <table:data-pilot-member table:name="0.812" table:display="true" table:show-details="true"/>
                <table:data-pilot-member table:name="0.813" table:display="true" table:show-details="true"/>
                <table:data-pilot-member table:name="0.814" table:display="true" table:show-details="true"/>
                <table:data-pilot-member table:name="0.815" table:display="true" table:show-details="true"/>
                <table:data-pilot-member table:name="0.816" table:display="true" table:show-details="true"/>
                <table:data-pilot-member table:name="0.817" table:display="true" table:show-details="true"/>
                <table:data-pilot-member table:name="0.819" table:display="true" table:show-details="true"/>
                <table:data-pilot-member table:name="0.82" table:display="true" table:show-details="true"/>
                <table:data-pilot-member table:name="0.821" table:display="true" table:show-details="true"/>
                <table:data-pilot-member table:name="0.822" table:display="true" table:show-details="true"/>
                <table:data-pilot-member table:name="0.823" table:display="true" table:show-details="true"/>
                <table:data-pilot-member table:name="0.824" table:display="true" table:show-details="true"/>
                <table:data-pilot-member table:name="0.825" table:display="true" table:show-details="true"/>
                <table:data-pilot-member table:name="0.826" table:display="true" table:show-details="true"/>
                <table:data-pilot-member table:name="0.828" table:display="true" table:show-details="true"/>
                <table:data-pilot-member table:name="0.829" table:display="true" table:show-details="true"/>
                <table:data-pilot-member table:name="0.83" table:display="true" table:show-details="true"/>
                <table:data-pilot-member table:name="0.833" table:display="true" table:show-details="true"/>
                <table:data-pilot-member table:name="0.835" table:display="true" table:show-details="true"/>
                <table:data-pilot-member table:name="0.836" table:display="true" table:show-details="true"/>
                <table:data-pilot-member table:name="0.838" table:display="true" table:show-details="true"/>
                <table:data-pilot-member table:name="0.839" table:display="true" table:show-details="true"/>
                <table:data-pilot-member table:name="0.84" table:display="true" table:show-details="true"/>
                <table:data-pilot-member table:name="0.845" table:display="true" table:show-details="true"/>
                <table:data-pilot-member table:name="0.848" table:display="true" table:show-details="true"/>
                <table:data-pilot-member table:name="0.849" table:display="true" table:show-details="true"/>
                <table:data-pilot-member table:name="0.852" table:display="true" table:show-details="true"/>
                <table:data-pilot-member table:name="0.856" table:display="true" table:show-details="true"/>
                <table:data-pilot-member table:name="0.861" table:display="true" table:show-details="true"/>
                <table:data-pilot-member table:name="0.866" table:display="true" table:show-details="true"/>
                <table:data-pilot-member table:name="0.868" table:display="true" table:show-details="true"/>
                <table:data-pilot-member table:name="0.878" table:display="true" table:show-details="true"/>
                <table:data-pilot-member table:name="0.882" table:display="true" table:show-details="true"/>
                <table:data-pilot-member table:name="0.889" table:display="true" table:show-details="true"/>
                <table:data-pilot-member table:name="0.89" table:display="true" table:show-details="true"/>
                <table:data-pilot-member table:name="0.899" table:display="true" table:show-details="true"/>
                <table:data-pilot-member table:name="0.918" table:display="true" table:show-details="true"/>
                <table:data-pilot-member table:name="0.924" table:display="true" table:show-details="true"/>
                <table:data-pilot-member table:name="0.93" table:display="true" table:show-details="true"/>
                <table:data-pilot-member table:name="0.972" table:display="true" table:show-details="true"/>
                <table:data-pilot-member table:name="0.978" table:display="true" table:show-details="true"/>
                <table:data-pilot-member table:name="1.002" table:display="true" table:show-details="true"/>
                <table:data-pilot-member table:name="1.0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6T15:28:19.360921782</meta:creation-date>
    <dc:date>2023-08-16T15:32:18.289231131</dc:date>
    <meta:editing-duration>PT3M59S</meta:editing-duration>
    <meta:editing-cycles>1</meta:editing-cycles>
    <meta:generator>LibreOffice/6.4.7.2$Linux_X86_64 LibreOffice_project/40$Build-2</meta:generator>
    <meta:document-statistic meta:table-count="2" meta:cell-count="281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line" chart:style-name="ch1">
        <chart:legend chart:legend-position="end" svg:x="13.189cm" svg:y="2.805cm" style:legend-expansion="high" chart:style-name="ch2"/>
        <chart:plot-area chart:style-name="ch3" table:cell-range-address="PivotChart" chart:data-source-has-labels="column" svg:x="0.319cm" svg:y="0.18cm" svg:width="12.551cm" svg:height="7.745cm">
          <chartooo:coordinate-region svg:x="1.046cm" svg:y="0.301cm" svg:width="11.824cm" svg:height="6.62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200"/>
          </chart:series>
          <chart:series chart:style-name="ch7" chart:values-cell-range-address="PT@data 1" chart:label-cell-address="PT@label 1" chart:class="chart:line">
            <chart:data-point chart:repeated="200"/>
          </chart:series>
          <chart:series chart:style-name="ch8" chart:values-cell-range-address="PT@data 2" chart:label-cell-address="PT@label 2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</text:p>
                <draw:g>
                  <svg:desc>PT@label 0</svg:desc>
                </draw:g>
              </table:table-cell>
              <table:table-cell office:value-type="string">
                <text:p>TRAIN</text:p>
                <draw:g>
                  <svg:desc>PT@label 1</svg:desc>
                </draw:g>
              </table:table-cell>
              <table:table-cell office:value-type="string">
                <text:p>VALID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.002">
                <text:p>1.002</text:p>
                <draw:g>
                  <svg:desc>PT@data 0</svg:desc>
                </draw:g>
              </table:table-cell>
              <table:table-cell office:value-type="float" office:value="0.978">
                <text:p>0.978</text:p>
                <draw:g>
                  <svg:desc>PT@data 1</svg:desc>
                </draw:g>
              </table:table-cell>
              <table:table-cell office:value-type="float" office:value="1.076">
                <text:p>1.076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">
                <text:p>0.93</text:p>
              </table:table-cell>
              <table:table-cell office:value-type="float" office:value="0.866">
                <text:p>0.86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9">
                <text:p>0.889</text:p>
              </table:table-cell>
              <table:table-cell office:value-type="float" office:value="0.797">
                <text:p>0.797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2">
                <text:p>0.882</text:p>
              </table:table-cell>
              <table:table-cell office:value-type="float" office:value="0.775">
                <text:p>0.775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78">
                <text:p>0.878</text:p>
              </table:table-cell>
              <table:table-cell office:value-type="float" office:value="0.777">
                <text:p>0.777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1">
                <text:p>0.861</text:p>
              </table:table-cell>
              <table:table-cell office:value-type="float" office:value="0.744">
                <text:p>0.74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56">
                <text:p>0.856</text:p>
              </table:table-cell>
              <table:table-cell office:value-type="float" office:value="0.725">
                <text:p>0.725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">
                <text:p>0.84</text:p>
              </table:table-cell>
              <table:table-cell office:value-type="float" office:value="0.706">
                <text:p>0.706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8">
                <text:p>0.838</text:p>
              </table:table-cell>
              <table:table-cell office:value-type="float" office:value="0.69">
                <text:p>0.69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29">
                <text:p>0.829</text:p>
              </table:table-cell>
              <table:table-cell office:value-type="float" office:value="0.684">
                <text:p>0.68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8">
                <text:p>0.828</text:p>
              </table:table-cell>
              <table:table-cell office:value-type="float" office:value="0.674">
                <text:p>0.67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23">
                <text:p>0.823</text:p>
              </table:table-cell>
              <table:table-cell office:value-type="float" office:value="0.658">
                <text:p>0.658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3">
                <text:p>0.813</text:p>
              </table:table-cell>
              <table:table-cell office:value-type="float" office:value="0.653">
                <text:p>0.653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7">
                <text:p>0.807</text:p>
              </table:table-cell>
              <table:table-cell office:value-type="float" office:value="0.652">
                <text:p>0.652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9">
                <text:p>0.809</text:p>
              </table:table-cell>
              <table:table-cell office:value-type="float" office:value="0.638">
                <text:p>0.638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">
                <text:p>0.82</text:p>
              </table:table-cell>
              <table:table-cell office:value-type="float" office:value="0.628">
                <text:p>0.62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09">
                <text:p>0.809</text:p>
              </table:table-cell>
              <table:table-cell office:value-type="float" office:value="0.632">
                <text:p>0.63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02">
                <text:p>0.802</text:p>
              </table:table-cell>
              <table:table-cell office:value-type="float" office:value="0.615">
                <text:p>0.615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15">
                <text:p>0.815</text:p>
              </table:table-cell>
              <table:table-cell office:value-type="float" office:value="0.635">
                <text:p>0.63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03">
                <text:p>0.803</text:p>
              </table:table-cell>
              <table:table-cell office:value-type="float" office:value="0.626">
                <text:p>0.626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07">
                <text:p>0.807</text:p>
              </table:table-cell>
              <table:table-cell office:value-type="float" office:value="0.612">
                <text:p>0.61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  <table:table-cell office:value-type="float" office:value="0.601">
                <text:p>0.601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92">
                <text:p>0.792</text:p>
              </table:table-cell>
              <table:table-cell office:value-type="float" office:value="0.587">
                <text:p>0.587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91">
                <text:p>0.791</text:p>
              </table:table-cell>
              <table:table-cell office:value-type="float" office:value="0.596">
                <text:p>0.59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95">
                <text:p>0.795</text:p>
              </table:table-cell>
              <table:table-cell office:value-type="float" office:value="0.615">
                <text:p>0.61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91">
                <text:p>0.791</text:p>
              </table:table-cell>
              <table:table-cell office:value-type="float" office:value="0.596">
                <text:p>0.596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79">
                <text:p>0.779</text:p>
              </table:table-cell>
              <table:table-cell office:value-type="float" office:value="0.575">
                <text:p>0.575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72">
                <text:p>0.772</text:p>
              </table:table-cell>
              <table:table-cell office:value-type="float" office:value="0.568">
                <text:p>0.56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75">
                <text:p>0.775</text:p>
              </table:table-cell>
              <table:table-cell office:value-type="float" office:value="0.568">
                <text:p>0.568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89">
                <text:p>0.789</text:p>
              </table:table-cell>
              <table:table-cell office:value-type="float" office:value="0.575">
                <text:p>0.57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9">
                <text:p>0.769</text:p>
              </table:table-cell>
              <table:table-cell office:value-type="float" office:value="0.567">
                <text:p>0.56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63">
                <text:p>0.763</text:p>
              </table:table-cell>
              <table:table-cell office:value-type="float" office:value="0.551">
                <text:p>0.55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787">
                <text:p>0.787</text:p>
              </table:table-cell>
              <table:table-cell office:value-type="float" office:value="0.564">
                <text:p>0.564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66">
                <text:p>0.766</text:p>
              </table:table-cell>
              <table:table-cell office:value-type="float" office:value="0.55">
                <text:p>0.55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72">
                <text:p>0.772</text:p>
              </table:table-cell>
              <table:table-cell office:value-type="float" office:value="0.543">
                <text:p>0.543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77">
                <text:p>0.777</text:p>
              </table:table-cell>
              <table:table-cell office:value-type="float" office:value="0.557">
                <text:p>0.557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63">
                <text:p>0.763</text:p>
              </table:table-cell>
              <table:table-cell office:value-type="float" office:value="0.537">
                <text:p>0.537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7">
                <text:p>0.767</text:p>
              </table:table-cell>
              <table:table-cell office:value-type="float" office:value="0.536">
                <text:p>0.53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62">
                <text:p>0.762</text:p>
              </table:table-cell>
              <table:table-cell office:value-type="float" office:value="0.531">
                <text:p>0.531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67">
                <text:p>0.767</text:p>
              </table:table-cell>
              <table:table-cell office:value-type="float" office:value="0.529">
                <text:p>0.529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59">
                <text:p>0.759</text:p>
              </table:table-cell>
              <table:table-cell office:value-type="float" office:value="0.526">
                <text:p>0.526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66">
                <text:p>0.766</text:p>
              </table:table-cell>
              <table:table-cell office:value-type="float" office:value="0.527">
                <text:p>0.527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53">
                <text:p>0.753</text:p>
              </table:table-cell>
              <table:table-cell office:value-type="float" office:value="0.527">
                <text:p>0.52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66">
                <text:p>0.766</text:p>
              </table:table-cell>
              <table:table-cell office:value-type="float" office:value="0.515">
                <text:p>0.515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64">
                <text:p>0.764</text:p>
              </table:table-cell>
              <table:table-cell office:value-type="float" office:value="0.515">
                <text:p>0.515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7">
                <text:p>0.767</text:p>
              </table:table-cell>
              <table:table-cell office:value-type="float" office:value="0.523">
                <text:p>0.523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59">
                <text:p>0.759</text:p>
              </table:table-cell>
              <table:table-cell office:value-type="float" office:value="0.501">
                <text:p>0.501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59">
                <text:p>0.759</text:p>
              </table:table-cell>
              <table:table-cell office:value-type="float" office:value="0.498">
                <text:p>0.498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68">
                <text:p>0.768</text:p>
              </table:table-cell>
              <table:table-cell office:value-type="float" office:value="0.505">
                <text:p>0.505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48">
                <text:p>0.748</text:p>
              </table:table-cell>
              <table:table-cell office:value-type="float" office:value="0.496">
                <text:p>0.49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7">
                <text:p>0.77</text:p>
              </table:table-cell>
              <table:table-cell office:value-type="float" office:value="0.523">
                <text:p>0.52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77">
                <text:p>0.777</text:p>
              </table:table-cell>
              <table:table-cell office:value-type="float" office:value="0.516">
                <text:p>0.516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53">
                <text:p>0.753</text:p>
              </table:table-cell>
              <table:table-cell office:value-type="float" office:value="0.498">
                <text:p>0.498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49">
                <text:p>0.749</text:p>
              </table:table-cell>
              <table:table-cell office:value-type="float" office:value="0.481">
                <text:p>0.48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52">
                <text:p>0.752</text:p>
              </table:table-cell>
              <table:table-cell office:value-type="float" office:value="0.48">
                <text:p>0.4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66">
                <text:p>0.766</text:p>
              </table:table-cell>
              <table:table-cell office:value-type="float" office:value="0.481">
                <text:p>0.481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78">
                <text:p>0.778</text:p>
              </table:table-cell>
              <table:table-cell office:value-type="float" office:value="0.486">
                <text:p>0.486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755">
                <text:p>0.755</text:p>
              </table:table-cell>
              <table:table-cell office:value-type="float" office:value="0.485">
                <text:p>0.48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6">
                <text:p>0.76</text:p>
              </table:table-cell>
              <table:table-cell office:value-type="float" office:value="0.485">
                <text:p>0.48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58">
                <text:p>0.758</text:p>
              </table:table-cell>
              <table:table-cell office:value-type="float" office:value="0.469">
                <text:p>0.469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42">
                <text:p>0.742</text:p>
              </table:table-cell>
              <table:table-cell office:value-type="float" office:value="0.474">
                <text:p>0.47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774">
                <text:p>0.774</text:p>
              </table:table-cell>
              <table:table-cell office:value-type="float" office:value="0.471">
                <text:p>0.47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78">
                <text:p>0.78</text:p>
              </table:table-cell>
              <table:table-cell office:value-type="float" office:value="0.492">
                <text:p>0.492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65">
                <text:p>0.765</text:p>
              </table:table-cell>
              <table:table-cell office:value-type="float" office:value="0.47">
                <text:p>0.4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57">
                <text:p>0.757</text:p>
              </table:table-cell>
              <table:table-cell office:value-type="float" office:value="0.473">
                <text:p>0.473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63">
                <text:p>0.763</text:p>
              </table:table-cell>
              <table:table-cell office:value-type="float" office:value="0.465">
                <text:p>0.46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43">
                <text:p>0.743</text:p>
              </table:table-cell>
              <table:table-cell office:value-type="float" office:value="0.464">
                <text:p>0.46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48">
                <text:p>0.748</text:p>
              </table:table-cell>
              <table:table-cell office:value-type="float" office:value="0.458">
                <text:p>0.458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68">
                <text:p>0.768</text:p>
              </table:table-cell>
              <table:table-cell office:value-type="float" office:value="0.461">
                <text:p>0.46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72">
                <text:p>0.772</text:p>
              </table:table-cell>
              <table:table-cell office:value-type="float" office:value="0.467">
                <text:p>0.467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72">
                <text:p>0.772</text:p>
              </table:table-cell>
              <table:table-cell office:value-type="float" office:value="0.475">
                <text:p>0.47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63">
                <text:p>0.763</text:p>
              </table:table-cell>
              <table:table-cell office:value-type="float" office:value="0.45">
                <text:p>0.45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56">
                <text:p>0.756</text:p>
              </table:table-cell>
              <table:table-cell office:value-type="float" office:value="0.456">
                <text:p>0.456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44">
                <text:p>0.744</text:p>
              </table:table-cell>
              <table:table-cell office:value-type="float" office:value="0.445">
                <text:p>0.44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65">
                <text:p>0.765</text:p>
              </table:table-cell>
              <table:table-cell office:value-type="float" office:value="0.449">
                <text:p>0.449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59">
                <text:p>0.759</text:p>
              </table:table-cell>
              <table:table-cell office:value-type="float" office:value="0.472">
                <text:p>0.47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5">
                <text:p>0.75</text:p>
              </table:table-cell>
              <table:table-cell office:value-type="float" office:value="0.435">
                <text:p>0.435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748">
                <text:p>0.748</text:p>
              </table:table-cell>
              <table:table-cell office:value-type="float" office:value="0.428">
                <text:p>0.42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754">
                <text:p>0.754</text:p>
              </table:table-cell>
              <table:table-cell office:value-type="float" office:value="0.449">
                <text:p>0.449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57">
                <text:p>0.757</text:p>
              </table:table-cell>
              <table:table-cell office:value-type="float" office:value="0.442">
                <text:p>0.442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737">
                <text:p>0.737</text:p>
              </table:table-cell>
              <table:table-cell office:value-type="float" office:value="0.435">
                <text:p>0.435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749">
                <text:p>0.749</text:p>
              </table:table-cell>
              <table:table-cell office:value-type="float" office:value="0.434">
                <text:p>0.434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45">
                <text:p>0.745</text:p>
              </table:table-cell>
              <table:table-cell office:value-type="float" office:value="0.427">
                <text:p>0.42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54">
                <text:p>0.754</text:p>
              </table:table-cell>
              <table:table-cell office:value-type="float" office:value="0.45">
                <text:p>0.4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55">
                <text:p>0.755</text:p>
              </table:table-cell>
              <table:table-cell office:value-type="float" office:value="0.445">
                <text:p>0.44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743">
                <text:p>0.743</text:p>
              </table:table-cell>
              <table:table-cell office:value-type="float" office:value="0.422">
                <text:p>0.42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747">
                <text:p>0.747</text:p>
              </table:table-cell>
              <table:table-cell office:value-type="float" office:value="0.437">
                <text:p>0.4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738">
                <text:p>0.738</text:p>
              </table:table-cell>
              <table:table-cell office:value-type="float" office:value="0.42">
                <text:p>0.42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749">
                <text:p>0.749</text:p>
              </table:table-cell>
              <table:table-cell office:value-type="float" office:value="0.417">
                <text:p>0.41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37">
                <text:p>0.737</text:p>
              </table:table-cell>
              <table:table-cell office:value-type="float" office:value="0.415">
                <text:p>0.41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67">
                <text:p>0.767</text:p>
              </table:table-cell>
              <table:table-cell office:value-type="float" office:value="0.446">
                <text:p>0.44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44">
                <text:p>0.744</text:p>
              </table:table-cell>
              <table:table-cell office:value-type="float" office:value="0.418">
                <text:p>0.418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46">
                <text:p>0.746</text:p>
              </table:table-cell>
              <table:table-cell office:value-type="float" office:value="0.433">
                <text:p>0.43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3">
                <text:p>0.73</text:p>
              </table:table-cell>
              <table:table-cell office:value-type="float" office:value="0.42">
                <text:p>0.42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33">
                <text:p>0.733</text:p>
              </table:table-cell>
              <table:table-cell office:value-type="float" office:value="0.418">
                <text:p>0.418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44">
                <text:p>0.744</text:p>
              </table:table-cell>
              <table:table-cell office:value-type="float" office:value="0.407">
                <text:p>0.407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34">
                <text:p>0.734</text:p>
              </table:table-cell>
              <table:table-cell office:value-type="float" office:value="0.406">
                <text:p>0.406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4">
                <text:p>0.74</text:p>
              </table:table-cell>
              <table:table-cell office:value-type="float" office:value="0.401">
                <text:p>0.40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61">
                <text:p>0.761</text:p>
              </table:table-cell>
              <table:table-cell office:value-type="float" office:value="0.433">
                <text:p>0.433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5">
                <text:p>0.75</text:p>
              </table:table-cell>
              <table:table-cell office:value-type="float" office:value="0.417">
                <text:p>0.417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39">
                <text:p>0.739</text:p>
              </table:table-cell>
              <table:table-cell office:value-type="float" office:value="0.422">
                <text:p>0.42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38">
                <text:p>0.738</text:p>
              </table:table-cell>
              <table:table-cell office:value-type="float" office:value="0.408">
                <text:p>0.40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7">
                <text:p>0.77</text:p>
              </table:table-cell>
              <table:table-cell office:value-type="float" office:value="0.479">
                <text:p>0.479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37">
                <text:p>0.737</text:p>
              </table:table-cell>
              <table:table-cell office:value-type="float" office:value="0.399">
                <text:p>0.399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36">
                <text:p>0.736</text:p>
              </table:table-cell>
              <table:table-cell office:value-type="float" office:value="0.397">
                <text:p>0.397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45">
                <text:p>0.745</text:p>
              </table:table-cell>
              <table:table-cell office:value-type="float" office:value="0.397">
                <text:p>0.397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42">
                <text:p>0.742</text:p>
              </table:table-cell>
              <table:table-cell office:value-type="float" office:value="0.401">
                <text:p>0.401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36">
                <text:p>0.736</text:p>
              </table:table-cell>
              <table:table-cell office:value-type="float" office:value="0.412">
                <text:p>0.412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62">
                <text:p>0.762</text:p>
              </table:table-cell>
              <table:table-cell office:value-type="float" office:value="0.445">
                <text:p>0.445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729">
                <text:p>0.729</text:p>
              </table:table-cell>
              <table:table-cell office:value-type="float" office:value="0.402">
                <text:p>0.40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734">
                <text:p>0.734</text:p>
              </table:table-cell>
              <table:table-cell office:value-type="float" office:value="0.405">
                <text:p>0.405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755">
                <text:p>0.755</text:p>
              </table:table-cell>
              <table:table-cell office:value-type="float" office:value="0.411">
                <text:p>0.41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28">
                <text:p>0.728</text:p>
              </table:table-cell>
              <table:table-cell office:value-type="float" office:value="0.383">
                <text:p>0.383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3">
                <text:p>0.73</text:p>
              </table:table-cell>
              <table:table-cell office:value-type="float" office:value="0.387">
                <text:p>0.38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735">
                <text:p>0.735</text:p>
              </table:table-cell>
              <table:table-cell office:value-type="float" office:value="0.38">
                <text:p>0.38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738">
                <text:p>0.738</text:p>
              </table:table-cell>
              <table:table-cell office:value-type="float" office:value="0.401">
                <text:p>0.401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742">
                <text:p>0.742</text:p>
              </table:table-cell>
              <table:table-cell office:value-type="float" office:value="0.385">
                <text:p>0.385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38">
                <text:p>0.738</text:p>
              </table:table-cell>
              <table:table-cell office:value-type="float" office:value="0.388">
                <text:p>0.3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29">
                <text:p>0.729</text:p>
              </table:table-cell>
              <table:table-cell office:value-type="float" office:value="0.393">
                <text:p>0.393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31">
                <text:p>0.731</text:p>
              </table:table-cell>
              <table:table-cell office:value-type="float" office:value="0.381">
                <text:p>0.381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736">
                <text:p>0.736</text:p>
              </table:table-cell>
              <table:table-cell office:value-type="float" office:value="0.404">
                <text:p>0.404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736">
                <text:p>0.736</text:p>
              </table:table-cell>
              <table:table-cell office:value-type="float" office:value="0.389">
                <text:p>0.389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721">
                <text:p>0.721</text:p>
              </table:table-cell>
              <table:table-cell office:value-type="float" office:value="0.376">
                <text:p>0.37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22">
                <text:p>0.722</text:p>
              </table:table-cell>
              <table:table-cell office:value-type="float" office:value="0.371">
                <text:p>0.371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28">
                <text:p>0.728</text:p>
              </table:table-cell>
              <table:table-cell office:value-type="float" office:value="0.366">
                <text:p>0.366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24">
                <text:p>0.724</text:p>
              </table:table-cell>
              <table:table-cell office:value-type="float" office:value="0.38">
                <text:p>0.38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45">
                <text:p>0.745</text:p>
              </table:table-cell>
              <table:table-cell office:value-type="float" office:value="0.378">
                <text:p>0.37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41">
                <text:p>0.741</text:p>
              </table:table-cell>
              <table:table-cell office:value-type="float" office:value="0.365">
                <text:p>0.365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737">
                <text:p>0.737</text:p>
              </table:table-cell>
              <table:table-cell office:value-type="float" office:value="0.371">
                <text:p>0.37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43">
                <text:p>0.743</text:p>
              </table:table-cell>
              <table:table-cell office:value-type="float" office:value="0.361">
                <text:p>0.36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55">
                <text:p>0.755</text:p>
              </table:table-cell>
              <table:table-cell office:value-type="float" office:value="0.369">
                <text:p>0.369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1">
                <text:p>0.781</text:p>
              </table:table-cell>
              <table:table-cell office:value-type="float" office:value="0.401">
                <text:p>0.4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45">
                <text:p>0.745</text:p>
              </table:table-cell>
              <table:table-cell office:value-type="float" office:value="0.353">
                <text:p>0.35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753">
                <text:p>0.753</text:p>
              </table:table-cell>
              <table:table-cell office:value-type="float" office:value="0.362">
                <text:p>0.362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37">
                <text:p>0.737</text:p>
              </table:table-cell>
              <table:table-cell office:value-type="float" office:value="0.357">
                <text:p>0.35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739">
                <text:p>0.739</text:p>
              </table:table-cell>
              <table:table-cell office:value-type="float" office:value="0.358">
                <text:p>0.358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53">
                <text:p>0.753</text:p>
              </table:table-cell>
              <table:table-cell office:value-type="float" office:value="0.366">
                <text:p>0.36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728">
                <text:p>0.728</text:p>
              </table:table-cell>
              <table:table-cell office:value-type="float" office:value="0.356">
                <text:p>0.356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74">
                <text:p>0.74</text:p>
              </table:table-cell>
              <table:table-cell office:value-type="float" office:value="0.373">
                <text:p>0.373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742">
                <text:p>0.742</text:p>
              </table:table-cell>
              <table:table-cell office:value-type="float" office:value="0.348">
                <text:p>0.348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3">
                <text:p>0.73</text:p>
              </table:table-cell>
              <table:table-cell office:value-type="float" office:value="0.349">
                <text:p>0.349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39">
                <text:p>0.739</text:p>
              </table:table-cell>
              <table:table-cell office:value-type="float" office:value="0.362">
                <text:p>0.362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3">
                <text:p>0.73</text:p>
              </table:table-cell>
              <table:table-cell office:value-type="float" office:value="0.346">
                <text:p>0.346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4">
                <text:p>0.74</text:p>
              </table:table-cell>
              <table:table-cell office:value-type="float" office:value="0.342">
                <text:p>0.342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36">
                <text:p>0.736</text:p>
              </table:table-cell>
              <table:table-cell office:value-type="float" office:value="0.347">
                <text:p>0.3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31">
                <text:p>0.731</text:p>
              </table:table-cell>
              <table:table-cell office:value-type="float" office:value="0.343">
                <text:p>0.343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8">
                <text:p>0.738</text:p>
              </table:table-cell>
              <table:table-cell office:value-type="float" office:value="0.347">
                <text:p>0.347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1">
                <text:p>0.731</text:p>
              </table:table-cell>
              <table:table-cell office:value-type="float" office:value="0.336">
                <text:p>0.33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34">
                <text:p>0.734</text:p>
              </table:table-cell>
              <table:table-cell office:value-type="float" office:value="0.341">
                <text:p>0.341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39">
                <text:p>0.739</text:p>
              </table:table-cell>
              <table:table-cell office:value-type="float" office:value="0.331">
                <text:p>0.331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47">
                <text:p>0.747</text:p>
              </table:table-cell>
              <table:table-cell office:value-type="float" office:value="0.34">
                <text:p>0.34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42">
                <text:p>0.742</text:p>
              </table:table-cell>
              <table:table-cell office:value-type="float" office:value="0.332">
                <text:p>0.332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39">
                <text:p>0.739</text:p>
              </table:table-cell>
              <table:table-cell office:value-type="float" office:value="0.351">
                <text:p>0.351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36">
                <text:p>0.736</text:p>
              </table:table-cell>
              <table:table-cell office:value-type="float" office:value="0.355">
                <text:p>0.355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48">
                <text:p>0.748</text:p>
              </table:table-cell>
              <table:table-cell office:value-type="float" office:value="0.333">
                <text:p>0.333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5">
                <text:p>0.75</text:p>
              </table:table-cell>
              <table:table-cell office:value-type="float" office:value="0.342">
                <text:p>0.342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35">
                <text:p>0.735</text:p>
              </table:table-cell>
              <table:table-cell office:value-type="float" office:value="0.338">
                <text:p>0.33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34">
                <text:p>0.734</text:p>
              </table:table-cell>
              <table:table-cell office:value-type="float" office:value="0.33">
                <text:p>0.33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3">
                <text:p>0.73</text:p>
              </table:table-cell>
              <table:table-cell office:value-type="float" office:value="0.325">
                <text:p>0.325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31">
                <text:p>0.731</text:p>
              </table:table-cell>
              <table:table-cell office:value-type="float" office:value="0.346">
                <text:p>0.346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741">
                <text:p>0.741</text:p>
              </table:table-cell>
              <table:table-cell office:value-type="float" office:value="0.328">
                <text:p>0.328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39">
                <text:p>0.739</text:p>
              </table:table-cell>
              <table:table-cell office:value-type="float" office:value="0.33">
                <text:p>0.33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747">
                <text:p>0.747</text:p>
              </table:table-cell>
              <table:table-cell office:value-type="float" office:value="0.352">
                <text:p>0.35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742">
                <text:p>0.742</text:p>
              </table:table-cell>
              <table:table-cell office:value-type="float" office:value="0.323">
                <text:p>0.323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749">
                <text:p>0.749</text:p>
              </table:table-cell>
              <table:table-cell office:value-type="float" office:value="0.34">
                <text:p>0.3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753">
                <text:p>0.753</text:p>
              </table:table-cell>
              <table:table-cell office:value-type="float" office:value="0.327">
                <text:p>0.327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735">
                <text:p>0.735</text:p>
              </table:table-cell>
              <table:table-cell office:value-type="float" office:value="0.327">
                <text:p>0.327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729">
                <text:p>0.729</text:p>
              </table:table-cell>
              <table:table-cell office:value-type="float" office:value="0.321">
                <text:p>0.321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743">
                <text:p>0.743</text:p>
              </table:table-cell>
              <table:table-cell office:value-type="float" office:value="0.315">
                <text:p>0.31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43">
                <text:p>0.743</text:p>
              </table:table-cell>
              <table:table-cell office:value-type="float" office:value="0.32">
                <text:p>0.32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29">
                <text:p>0.729</text:p>
              </table:table-cell>
              <table:table-cell office:value-type="float" office:value="0.318">
                <text:p>0.318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745">
                <text:p>0.745</text:p>
              </table:table-cell>
              <table:table-cell office:value-type="float" office:value="0.318">
                <text:p>0.318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754">
                <text:p>0.754</text:p>
              </table:table-cell>
              <table:table-cell office:value-type="float" office:value="0.339">
                <text:p>0.33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742">
                <text:p>0.742</text:p>
              </table:table-cell>
              <table:table-cell office:value-type="float" office:value="0.328">
                <text:p>0.328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3">
                <text:p>0.73</text:p>
              </table:table-cell>
              <table:table-cell office:value-type="float" office:value="0.315">
                <text:p>0.315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742">
                <text:p>0.742</text:p>
              </table:table-cell>
              <table:table-cell office:value-type="float" office:value="0.326">
                <text:p>0.326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739">
                <text:p>0.739</text:p>
              </table:table-cell>
              <table:table-cell office:value-type="float" office:value="0.343">
                <text:p>0.343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74">
                <text:p>0.74</text:p>
              </table:table-cell>
              <table:table-cell office:value-type="float" office:value="0.32">
                <text:p>0.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735">
                <text:p>0.735</text:p>
              </table:table-cell>
              <table:table-cell office:value-type="float" office:value="0.311">
                <text:p>0.31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742">
                <text:p>0.742</text:p>
              </table:table-cell>
              <table:table-cell office:value-type="float" office:value="0.34">
                <text:p>0.34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39">
                <text:p>0.739</text:p>
              </table:table-cell>
              <table:table-cell office:value-type="float" office:value="0.306">
                <text:p>0.30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738">
                <text:p>0.738</text:p>
              </table:table-cell>
              <table:table-cell office:value-type="float" office:value="0.319">
                <text:p>0.319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728">
                <text:p>0.728</text:p>
              </table:table-cell>
              <table:table-cell office:value-type="float" office:value="0.305">
                <text:p>0.30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738">
                <text:p>0.738</text:p>
              </table:table-cell>
              <table:table-cell office:value-type="float" office:value="0.304">
                <text:p>0.30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731">
                <text:p>0.731</text:p>
              </table:table-cell>
              <table:table-cell office:value-type="float" office:value="0.318">
                <text:p>0.31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729">
                <text:p>0.729</text:p>
              </table:table-cell>
              <table:table-cell office:value-type="float" office:value="0.303">
                <text:p>0.303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744">
                <text:p>0.744</text:p>
              </table:table-cell>
              <table:table-cell office:value-type="float" office:value="0.309">
                <text:p>0.309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734">
                <text:p>0.734</text:p>
              </table:table-cell>
              <table:table-cell office:value-type="float" office:value="0.307">
                <text:p>0.307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38">
                <text:p>0.738</text:p>
              </table:table-cell>
              <table:table-cell office:value-type="float" office:value="0.301">
                <text:p>0.301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734">
                <text:p>0.734</text:p>
              </table:table-cell>
              <table:table-cell office:value-type="float" office:value="0.303">
                <text:p>0.303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743">
                <text:p>0.743</text:p>
              </table:table-cell>
              <table:table-cell office:value-type="float" office:value="0.309">
                <text:p>0.309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749">
                <text:p>0.749</text:p>
              </table:table-cell>
              <table:table-cell office:value-type="float" office:value="0.316">
                <text:p>0.316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744">
                <text:p>0.744</text:p>
              </table:table-cell>
              <table:table-cell office:value-type="float" office:value="0.322">
                <text:p>0.322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34">
                <text:p>0.734</text:p>
              </table:table-cell>
              <table:table-cell office:value-type="float" office:value="0.299">
                <text:p>0.299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753">
                <text:p>0.753</text:p>
              </table:table-cell>
              <table:table-cell office:value-type="float" office:value="0.307">
                <text:p>0.307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746">
                <text:p>0.746</text:p>
              </table:table-cell>
              <table:table-cell office:value-type="float" office:value="0.353">
                <text:p>0.353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74">
                <text:p>0.74</text:p>
              </table:table-cell>
              <table:table-cell office:value-type="float" office:value="0.293">
                <text:p>0.293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53">
                <text:p>0.753</text:p>
              </table:table-cell>
              <table:table-cell office:value-type="float" office:value="0.305">
                <text:p>0.305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738">
                <text:p>0.738</text:p>
              </table:table-cell>
              <table:table-cell office:value-type="float" office:value="0.296">
                <text:p>0.296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746">
                <text:p>0.746</text:p>
              </table:table-cell>
              <table:table-cell office:value-type="float" office:value="0.322">
                <text:p>0.322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